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9pt"/>
    </style:style>
    <style:style style:name="ro1" style:family="table-row">
      <style:table-row-properties style:row-height="27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7.87pt" svg:height="636.04pt" svg:x="898.92pt" svg:y="15.76pt">
            <loext:p draw:notify-on-update-of-ranges="Sheet1.B2:Sheet1.B14 Sheet1.C2:Sheet1.C14 Sheet1.B2:Sheet1.B14 Sheet1.D2:Sheet1.D14 Sheet1.B2:Sheet1.B14 Sheet1.E2:Sheet1.E14 Sheet1.B2:Sheet1.B14 Sheet1.F2:Sheet1.F14 Sheet1.B2:Sheet1.B14 Sheet1.G2:Sheet1.G14 Sheet1.B2:Sheet1.B14 Sheet1.H2:Sheet1.H14 Sheet1.B2:Sheet1.B14 Sheet1.I2:Sheet1.I14 Sheet1.B2:Sheet1.B14 Sheet1.J2:Sheet1.J14 Sheet1.B2:Sheet1.B14 Sheet1.K2:Sheet1.K14 Sheet1.B2:Sheet1.B14 Sheet1.L2:Sheet1.L14 Sheet1.B2:Sheet1.B14 Sheet1.M2:Sheet1.M14 Sheet1.B2:Sheet1.B14 Sheet1.N2:Sheet1.N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5"/>
        <table:table-column table:style-name="co1" table:number-columns-repeated="9" table:default-cell-style-name="ce8"/>
        <table:table-column table:style-name="co1" table:default-cell-style-name="ce11"/>
        <table:table-column table:style-name="co1" table:default-cell-style-name="Default"/>
        <table:table-row table:style-name="ro1">
          <table:table-cell office:value-type="string" calcext:value-type="string">
            <text:p>VU value</text:p>
          </table:table-cell>
          <table:table-cell table:style-name="ce1" office:value-type="string" calcext:value-type="string">
            <text:p>number of LE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DEC2HEX([.B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4" table:formula="of:=FLOOR(([.$B2]*[.C$1]+floorCorrection)/12)" office:value-type="float" office:value="0" calcext:value-type="float">
            <text:p>0</text:p>
          </table:table-cell>
          <table:table-cell table:style-name="ce7" table:formula="of:=FLOOR(([.$B2]*[.D$1]+floorCorrection)/12)" office:value-type="float" office:value="0" calcext:value-type="float">
            <text:p>0</text:p>
          </table:table-cell>
          <table:table-cell table:style-name="ce7" table:formula="of:=FLOOR(([.$B2]*[.E$1]+floorCorrection)/12)" office:value-type="float" office:value="0" calcext:value-type="float">
            <text:p>0</text:p>
          </table:table-cell>
          <table:table-cell table:style-name="ce7" table:formula="of:=FLOOR(([.$B2]*[.F$1]+floorCorrection)/12)" office:value-type="float" office:value="0" calcext:value-type="float">
            <text:p>0</text:p>
          </table:table-cell>
          <table:table-cell table:style-name="ce7" table:formula="of:=FLOOR(([.$B2]*[.G$1]+floorCorrection)/12)" office:value-type="float" office:value="0" calcext:value-type="float">
            <text:p>0</text:p>
          </table:table-cell>
          <table:table-cell table:style-name="ce7" table:formula="of:=FLOOR(([.$B2]*[.H$1]+floorCorrection)/12)" office:value-type="float" office:value="0" calcext:value-type="float">
            <text:p>0</text:p>
          </table:table-cell>
          <table:table-cell table:style-name="ce7" table:formula="of:=FLOOR(([.$B2]*[.I$1]+floorCorrection)/12)" office:value-type="float" office:value="0" calcext:value-type="float">
            <text:p>0</text:p>
          </table:table-cell>
          <table:table-cell table:style-name="ce7" table:formula="of:=FLOOR(([.$B2]*[.J$1]+floorCorrection)/12)" office:value-type="float" office:value="0" calcext:value-type="float">
            <text:p>0</text:p>
          </table:table-cell>
          <table:table-cell table:style-name="ce7" table:formula="of:=FLOOR(([.$B2]*[.K$1]+floorCorrection)/12)" office:value-type="float" office:value="0" calcext:value-type="float">
            <text:p>0</text:p>
          </table:table-cell>
          <table:table-cell table:style-name="ce7" table:formula="of:=FLOOR(([.$B2]*[.L$1]+floorCorrection)/12)" office:value-type="float" office:value="0" calcext:value-type="float">
            <text:p>0</text:p>
          </table:table-cell>
          <table:table-cell table:style-name="ce10" table:formula="of:=FLOOR(([.$B2]*[.M$1]+floorCorrection)/12)" office:value-type="float" office:value="0" calcext:value-type="float">
            <text:p>0</text:p>
          </table:table-cell>
          <table:table-cell table:formula="of:=FLOOR(([.$B2]*[.N$1]+[.$C$16])/12)" office:value-type="float" office:value="0" calcext:value-type="float">
            <text:p>0</text:p>
          </table:table-cell>
        </table:table-row>
        <table:table-row table:style-name="ro2">
          <table:table-cell table:formula="of:=DEC2HEX([.B3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FLOOR(([.$B3]*[.C$1]+floorCorrection)/12)" office:value-type="float" office:value="0" calcext:value-type="float">
            <text:p>0</text:p>
          </table:table-cell>
          <table:table-cell table:formula="of:=FLOOR(([.$B3]*[.D$1]+floorCorrection)/12)" office:value-type="float" office:value="0" calcext:value-type="float">
            <text:p>0</text:p>
          </table:table-cell>
          <table:table-cell table:formula="of:=FLOOR(([.$B3]*[.E$1]+floorCorrection)/12)" office:value-type="float" office:value="0" calcext:value-type="float">
            <text:p>0</text:p>
          </table:table-cell>
          <table:table-cell table:formula="of:=FLOOR(([.$B3]*[.F$1]+floorCorrection)/12)" office:value-type="float" office:value="0" calcext:value-type="float">
            <text:p>0</text:p>
          </table:table-cell>
          <table:table-cell table:formula="of:=FLOOR(([.$B3]*[.G$1]+floorCorrection)/12)" office:value-type="float" office:value="0" calcext:value-type="float">
            <text:p>0</text:p>
          </table:table-cell>
          <table:table-cell table:formula="of:=FLOOR(([.$B3]*[.H$1]+floorCorrection)/12)" office:value-type="float" office:value="0" calcext:value-type="float">
            <text:p>0</text:p>
          </table:table-cell>
          <table:table-cell table:formula="of:=FLOOR(([.$B3]*[.I$1]+floorCorrection)/12)" office:value-type="float" office:value="1" calcext:value-type="float">
            <text:p>1</text:p>
          </table:table-cell>
          <table:table-cell table:formula="of:=FLOOR(([.$B3]*[.J$1]+floorCorrection)/12)" office:value-type="float" office:value="1" calcext:value-type="float">
            <text:p>1</text:p>
          </table:table-cell>
          <table:table-cell table:formula="of:=FLOOR(([.$B3]*[.K$1]+floorCorrection)/12)" office:value-type="float" office:value="1" calcext:value-type="float">
            <text:p>1</text:p>
          </table:table-cell>
          <table:table-cell table:formula="of:=FLOOR(([.$B3]*[.L$1]+floorCorrection)/12)" office:value-type="float" office:value="1" calcext:value-type="float">
            <text:p>1</text:p>
          </table:table-cell>
          <table:table-cell table:formula="of:=FLOOR(([.$B3]*[.M$1]+floorCorrection)/12)" office:value-type="float" office:value="1" calcext:value-type="float">
            <text:p>1</text:p>
          </table:table-cell>
          <table:table-cell table:formula="of:=FLOOR(([.$B3]*[.N$1]+[.$C$16])/12)" office:value-type="float" office:value="1" calcext:value-type="float">
            <text:p>1</text:p>
          </table:table-cell>
        </table:table-row>
        <table:table-row table:style-name="ro2">
          <table:table-cell table:formula="of:=DEC2HEX([.B4]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formula="of:=FLOOR(([.$B4]*[.C$1]+floorCorrection)/12)" office:value-type="float" office:value="0" calcext:value-type="float">
            <text:p>0</text:p>
          </table:table-cell>
          <table:table-cell table:formula="of:=FLOOR(([.$B4]*[.D$1]+floorCorrection)/12)" office:value-type="float" office:value="0" calcext:value-type="float">
            <text:p>0</text:p>
          </table:table-cell>
          <table:table-cell table:formula="of:=FLOOR(([.$B4]*[.E$1]+floorCorrection)/12)" office:value-type="float" office:value="0" calcext:value-type="float">
            <text:p>0</text:p>
          </table:table-cell>
          <table:table-cell table:formula="of:=FLOOR(([.$B4]*[.F$1]+floorCorrection)/12)" office:value-type="float" office:value="1" calcext:value-type="float">
            <text:p>1</text:p>
          </table:table-cell>
          <table:table-cell table:formula="of:=FLOOR(([.$B4]*[.G$1]+floorCorrection)/12)" office:value-type="float" office:value="1" calcext:value-type="float">
            <text:p>1</text:p>
          </table:table-cell>
          <table:table-cell table:formula="of:=FLOOR(([.$B4]*[.H$1]+floorCorrection)/12)" office:value-type="float" office:value="1" calcext:value-type="float">
            <text:p>1</text:p>
          </table:table-cell>
          <table:table-cell table:formula="of:=FLOOR(([.$B4]*[.I$1]+floorCorrection)/12)" office:value-type="float" office:value="1" calcext:value-type="float">
            <text:p>1</text:p>
          </table:table-cell>
          <table:table-cell table:formula="of:=FLOOR(([.$B4]*[.J$1]+floorCorrection)/12)" office:value-type="float" office:value="1" calcext:value-type="float">
            <text:p>1</text:p>
          </table:table-cell>
          <table:table-cell table:formula="of:=FLOOR(([.$B4]*[.K$1]+floorCorrection)/12)" office:value-type="float" office:value="1" calcext:value-type="float">
            <text:p>1</text:p>
          </table:table-cell>
          <table:table-cell table:formula="of:=FLOOR(([.$B4]*[.L$1]+floorCorrection)/12)" office:value-type="float" office:value="2" calcext:value-type="float">
            <text:p>2</text:p>
          </table:table-cell>
          <table:table-cell table:formula="of:=FLOOR(([.$B4]*[.M$1]+floorCorrection)/12)" office:value-type="float" office:value="2" calcext:value-type="float">
            <text:p>2</text:p>
          </table:table-cell>
          <table:table-cell table:formula="of:=FLOOR(([.$B4]*[.N$1]+[.$C$16])/12)" office:value-type="float" office:value="2" calcext:value-type="float">
            <text:p>2</text:p>
          </table:table-cell>
        </table:table-row>
        <table:table-row table:style-name="ro2">
          <table:table-cell table:formula="of:=DEC2HEX([.B5])" office:value-type="string" office:string-value="3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table:formula="of:=FLOOR(([.$B5]*[.C$1]+floorCorrection)/12)" office:value-type="float" office:value="0" calcext:value-type="float">
            <text:p>0</text:p>
          </table:table-cell>
          <table:table-cell table:formula="of:=FLOOR(([.$B5]*[.D$1]+floorCorrection)/12)" office:value-type="float" office:value="0" calcext:value-type="float">
            <text:p>0</text:p>
          </table:table-cell>
          <table:table-cell table:formula="of:=FLOOR(([.$B5]*[.E$1]+floorCorrection)/12)" office:value-type="float" office:value="1" calcext:value-type="float">
            <text:p>1</text:p>
          </table:table-cell>
          <table:table-cell table:formula="of:=FLOOR(([.$B5]*[.F$1]+floorCorrection)/12)" office:value-type="float" office:value="1" calcext:value-type="float">
            <text:p>1</text:p>
          </table:table-cell>
          <table:table-cell table:formula="of:=FLOOR(([.$B5]*[.G$1]+floorCorrection)/12)" office:value-type="float" office:value="1" calcext:value-type="float">
            <text:p>1</text:p>
          </table:table-cell>
          <table:table-cell table:formula="of:=FLOOR(([.$B5]*[.H$1]+floorCorrection)/12)" office:value-type="float" office:value="1" calcext:value-type="float">
            <text:p>1</text:p>
          </table:table-cell>
          <table:table-cell table:formula="of:=FLOOR(([.$B5]*[.I$1]+floorCorrection)/12)" office:value-type="float" office:value="2" calcext:value-type="float">
            <text:p>2</text:p>
          </table:table-cell>
          <table:table-cell table:formula="of:=FLOOR(([.$B5]*[.J$1]+floorCorrection)/12)" office:value-type="float" office:value="2" calcext:value-type="float">
            <text:p>2</text:p>
          </table:table-cell>
          <table:table-cell table:formula="of:=FLOOR(([.$B5]*[.K$1]+floorCorrection)/12)" office:value-type="float" office:value="2" calcext:value-type="float">
            <text:p>2</text:p>
          </table:table-cell>
          <table:table-cell table:formula="of:=FLOOR(([.$B5]*[.L$1]+floorCorrection)/12)" office:value-type="float" office:value="2" calcext:value-type="float">
            <text:p>2</text:p>
          </table:table-cell>
          <table:table-cell table:formula="of:=FLOOR(([.$B5]*[.M$1]+floorCorrection)/12)" office:value-type="float" office:value="3" calcext:value-type="float">
            <text:p>3</text:p>
          </table:table-cell>
          <table:table-cell table:formula="of:=FLOOR(([.$B5]*[.N$1]+[.$C$16])/12)" office:value-type="float" office:value="3" calcext:value-type="float">
            <text:p>3</text:p>
          </table:table-cell>
        </table:table-row>
        <table:table-row table:style-name="ro2">
          <table:table-cell table:formula="of:=DEC2HEX([.B6]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table:formula="of:=FLOOR(([.$B6]*[.C$1]+floorCorrection)/12)" office:value-type="float" office:value="0" calcext:value-type="float">
            <text:p>0</text:p>
          </table:table-cell>
          <table:table-cell table:formula="of:=FLOOR(([.$B6]*[.D$1]+floorCorrection)/12)" office:value-type="float" office:value="1" calcext:value-type="float">
            <text:p>1</text:p>
          </table:table-cell>
          <table:table-cell table:formula="of:=FLOOR(([.$B6]*[.E$1]+floorCorrection)/12)" office:value-type="float" office:value="1" calcext:value-type="float">
            <text:p>1</text:p>
          </table:table-cell>
          <table:table-cell table:formula="of:=FLOOR(([.$B6]*[.F$1]+floorCorrection)/12)" office:value-type="float" office:value="1" calcext:value-type="float">
            <text:p>1</text:p>
          </table:table-cell>
          <table:table-cell table:formula="of:=FLOOR(([.$B6]*[.G$1]+floorCorrection)/12)" office:value-type="float" office:value="2" calcext:value-type="float">
            <text:p>2</text:p>
          </table:table-cell>
          <table:table-cell table:formula="of:=FLOOR(([.$B6]*[.H$1]+floorCorrection)/12)" office:value-type="float" office:value="2" calcext:value-type="float">
            <text:p>2</text:p>
          </table:table-cell>
          <table:table-cell table:formula="of:=FLOOR(([.$B6]*[.I$1]+floorCorrection)/12)" office:value-type="float" office:value="2" calcext:value-type="float">
            <text:p>2</text:p>
          </table:table-cell>
          <table:table-cell table:formula="of:=FLOOR(([.$B6]*[.J$1]+floorCorrection)/12)" office:value-type="float" office:value="3" calcext:value-type="float">
            <text:p>3</text:p>
          </table:table-cell>
          <table:table-cell table:formula="of:=FLOOR(([.$B6]*[.K$1]+floorCorrection)/12)" office:value-type="float" office:value="3" calcext:value-type="float">
            <text:p>3</text:p>
          </table:table-cell>
          <table:table-cell table:formula="of:=FLOOR(([.$B6]*[.L$1]+floorCorrection)/12)" office:value-type="float" office:value="3" calcext:value-type="float">
            <text:p>3</text:p>
          </table:table-cell>
          <table:table-cell table:formula="of:=FLOOR(([.$B6]*[.M$1]+floorCorrection)/12)" office:value-type="float" office:value="4" calcext:value-type="float">
            <text:p>4</text:p>
          </table:table-cell>
          <table:table-cell table:formula="of:=FLOOR(([.$B6]*[.N$1]+[.$C$16])/12)" office:value-type="float" office:value="4" calcext:value-type="float">
            <text:p>4</text:p>
          </table:table-cell>
        </table:table-row>
        <table:table-row table:style-name="ro2">
          <table:table-cell table:formula="of:=DEC2HEX([.B7]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table:formula="of:=FLOOR(([.$B7]*[.C$1]+floorCorrection)/12)" office:value-type="float" office:value="0" calcext:value-type="float">
            <text:p>0</text:p>
          </table:table-cell>
          <table:table-cell table:formula="of:=FLOOR(([.$B7]*[.D$1]+floorCorrection)/12)" office:value-type="float" office:value="1" calcext:value-type="float">
            <text:p>1</text:p>
          </table:table-cell>
          <table:table-cell table:formula="of:=FLOOR(([.$B7]*[.E$1]+floorCorrection)/12)" office:value-type="float" office:value="1" calcext:value-type="float">
            <text:p>1</text:p>
          </table:table-cell>
          <table:table-cell table:formula="of:=FLOOR(([.$B7]*[.F$1]+floorCorrection)/12)" office:value-type="float" office:value="2" calcext:value-type="float">
            <text:p>2</text:p>
          </table:table-cell>
          <table:table-cell table:formula="of:=FLOOR(([.$B7]*[.G$1]+floorCorrection)/12)" office:value-type="float" office:value="2" calcext:value-type="float">
            <text:p>2</text:p>
          </table:table-cell>
          <table:table-cell table:formula="of:=FLOOR(([.$B7]*[.H$1]+floorCorrection)/12)" office:value-type="float" office:value="2" calcext:value-type="float">
            <text:p>2</text:p>
          </table:table-cell>
          <table:table-cell table:formula="of:=FLOOR(([.$B7]*[.I$1]+floorCorrection)/12)" office:value-type="float" office:value="3" calcext:value-type="float">
            <text:p>3</text:p>
          </table:table-cell>
          <table:table-cell table:formula="of:=FLOOR(([.$B7]*[.J$1]+floorCorrection)/12)" office:value-type="float" office:value="3" calcext:value-type="float">
            <text:p>3</text:p>
          </table:table-cell>
          <table:table-cell table:formula="of:=FLOOR(([.$B7]*[.K$1]+floorCorrection)/12)" office:value-type="float" office:value="4" calcext:value-type="float">
            <text:p>4</text:p>
          </table:table-cell>
          <table:table-cell table:formula="of:=FLOOR(([.$B7]*[.L$1]+floorCorrection)/12)" office:value-type="float" office:value="4" calcext:value-type="float">
            <text:p>4</text:p>
          </table:table-cell>
          <table:table-cell table:formula="of:=FLOOR(([.$B7]*[.M$1]+floorCorrection)/12)" office:value-type="float" office:value="5" calcext:value-type="float">
            <text:p>5</text:p>
          </table:table-cell>
          <table:table-cell table:formula="of:=FLOOR(([.$B7]*[.N$1]+[.$C$16])/12)" office:value-type="float" office:value="5" calcext:value-type="float">
            <text:p>5</text:p>
          </table:table-cell>
        </table:table-row>
        <table:table-row table:style-name="ro2">
          <table:table-cell table:formula="of:=DEC2HEX([.B8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table:formula="of:=FLOOR(([.$B8]*[.C$1]+floorCorrection)/12)" office:value-type="float" office:value="0" calcext:value-type="float">
            <text:p>0</text:p>
          </table:table-cell>
          <table:table-cell table:formula="of:=FLOOR(([.$B8]*[.D$1]+floorCorrection)/12)" office:value-type="float" office:value="1" calcext:value-type="float">
            <text:p>1</text:p>
          </table:table-cell>
          <table:table-cell table:formula="of:=FLOOR(([.$B8]*[.E$1]+floorCorrection)/12)" office:value-type="float" office:value="1" calcext:value-type="float">
            <text:p>1</text:p>
          </table:table-cell>
          <table:table-cell table:formula="of:=FLOOR(([.$B8]*[.F$1]+floorCorrection)/12)" office:value-type="float" office:value="2" calcext:value-type="float">
            <text:p>2</text:p>
          </table:table-cell>
          <table:table-cell table:formula="of:=FLOOR(([.$B8]*[.G$1]+floorCorrection)/12)" office:value-type="float" office:value="2" calcext:value-type="float">
            <text:p>2</text:p>
          </table:table-cell>
          <table:table-cell table:formula="of:=FLOOR(([.$B8]*[.H$1]+floorCorrection)/12)" office:value-type="float" office:value="3" calcext:value-type="float">
            <text:p>3</text:p>
          </table:table-cell>
          <table:table-cell table:formula="of:=FLOOR(([.$B8]*[.I$1]+floorCorrection)/12)" office:value-type="float" office:value="3" calcext:value-type="float">
            <text:p>3</text:p>
          </table:table-cell>
          <table:table-cell table:formula="of:=FLOOR(([.$B8]*[.J$1]+floorCorrection)/12)" office:value-type="float" office:value="4" calcext:value-type="float">
            <text:p>4</text:p>
          </table:table-cell>
          <table:table-cell table:formula="of:=FLOOR(([.$B8]*[.K$1]+floorCorrection)/12)" office:value-type="float" office:value="4" calcext:value-type="float">
            <text:p>4</text:p>
          </table:table-cell>
          <table:table-cell table:formula="of:=FLOOR(([.$B8]*[.L$1]+floorCorrection)/12)" office:value-type="float" office:value="5" calcext:value-type="float">
            <text:p>5</text:p>
          </table:table-cell>
          <table:table-cell table:formula="of:=FLOOR(([.$B8]*[.M$1]+floorCorrection)/12)" office:value-type="float" office:value="5" calcext:value-type="float">
            <text:p>5</text:p>
          </table:table-cell>
          <table:table-cell table:formula="of:=FLOOR(([.$B8]*[.N$1]+[.$C$16])/12)" office:value-type="float" office:value="6" calcext:value-type="float">
            <text:p>6</text:p>
          </table:table-cell>
        </table:table-row>
        <table:table-row table:style-name="ro2">
          <table:table-cell table:formula="of:=DEC2HEX([.B9])" office:value-type="string" office:string-value="7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table:formula="of:=FLOOR(([.$B9]*[.C$1]+floorCorrection)/12)" office:value-type="float" office:value="1" calcext:value-type="float">
            <text:p>1</text:p>
          </table:table-cell>
          <table:table-cell table:formula="of:=FLOOR(([.$B9]*[.D$1]+floorCorrection)/12)" office:value-type="float" office:value="1" calcext:value-type="float">
            <text:p>1</text:p>
          </table:table-cell>
          <table:table-cell table:formula="of:=FLOOR(([.$B9]*[.E$1]+floorCorrection)/12)" office:value-type="float" office:value="2" calcext:value-type="float">
            <text:p>2</text:p>
          </table:table-cell>
          <table:table-cell table:formula="of:=FLOOR(([.$B9]*[.F$1]+floorCorrection)/12)" office:value-type="float" office:value="2" calcext:value-type="float">
            <text:p>2</text:p>
          </table:table-cell>
          <table:table-cell table:formula="of:=FLOOR(([.$B9]*[.G$1]+floorCorrection)/12)" office:value-type="float" office:value="3" calcext:value-type="float">
            <text:p>3</text:p>
          </table:table-cell>
          <table:table-cell table:formula="of:=FLOOR(([.$B9]*[.H$1]+floorCorrection)/12)" office:value-type="float" office:value="3" calcext:value-type="float">
            <text:p>3</text:p>
          </table:table-cell>
          <table:table-cell table:formula="of:=FLOOR(([.$B9]*[.I$1]+floorCorrection)/12)" office:value-type="float" office:value="4" calcext:value-type="float">
            <text:p>4</text:p>
          </table:table-cell>
          <table:table-cell table:formula="of:=FLOOR(([.$B9]*[.J$1]+floorCorrection)/12)" office:value-type="float" office:value="5" calcext:value-type="float">
            <text:p>5</text:p>
          </table:table-cell>
          <table:table-cell table:formula="of:=FLOOR(([.$B9]*[.K$1]+floorCorrection)/12)" office:value-type="float" office:value="5" calcext:value-type="float">
            <text:p>5</text:p>
          </table:table-cell>
          <table:table-cell table:formula="of:=FLOOR(([.$B9]*[.L$1]+floorCorrection)/12)" office:value-type="float" office:value="6" calcext:value-type="float">
            <text:p>6</text:p>
          </table:table-cell>
          <table:table-cell table:formula="of:=FLOOR(([.$B9]*[.M$1]+floorCorrection)/12)" office:value-type="float" office:value="6" calcext:value-type="float">
            <text:p>6</text:p>
          </table:table-cell>
          <table:table-cell table:formula="of:=FLOOR(([.$B9]*[.N$1]+[.$C$16])/12)" office:value-type="float" office:value="7" calcext:value-type="float">
            <text:p>7</text:p>
          </table:table-cell>
        </table:table-row>
        <table:table-row table:style-name="ro2">
          <table:table-cell table:formula="of:=DEC2HEX([.B10])" office:value-type="string" office:string-value="8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table:formula="of:=FLOOR(([.$B10]*[.C$1]+floorCorrection)/12)" office:value-type="float" office:value="1" calcext:value-type="float">
            <text:p>1</text:p>
          </table:table-cell>
          <table:table-cell table:formula="of:=FLOOR(([.$B10]*[.D$1]+floorCorrection)/12)" office:value-type="float" office:value="1" calcext:value-type="float">
            <text:p>1</text:p>
          </table:table-cell>
          <table:table-cell table:formula="of:=FLOOR(([.$B10]*[.E$1]+floorCorrection)/12)" office:value-type="float" office:value="2" calcext:value-type="float">
            <text:p>2</text:p>
          </table:table-cell>
          <table:table-cell table:formula="of:=FLOOR(([.$B10]*[.F$1]+floorCorrection)/12)" office:value-type="float" office:value="3" calcext:value-type="float">
            <text:p>3</text:p>
          </table:table-cell>
          <table:table-cell table:formula="of:=FLOOR(([.$B10]*[.G$1]+floorCorrection)/12)" office:value-type="float" office:value="3" calcext:value-type="float">
            <text:p>3</text:p>
          </table:table-cell>
          <table:table-cell table:formula="of:=FLOOR(([.$B10]*[.H$1]+floorCorrection)/12)" office:value-type="float" office:value="4" calcext:value-type="float">
            <text:p>4</text:p>
          </table:table-cell>
          <table:table-cell table:formula="of:=FLOOR(([.$B10]*[.I$1]+floorCorrection)/12)" office:value-type="float" office:value="5" calcext:value-type="float">
            <text:p>5</text:p>
          </table:table-cell>
          <table:table-cell table:formula="of:=FLOOR(([.$B10]*[.J$1]+floorCorrection)/12)" office:value-type="float" office:value="5" calcext:value-type="float">
            <text:p>5</text:p>
          </table:table-cell>
          <table:table-cell table:formula="of:=FLOOR(([.$B10]*[.K$1]+floorCorrection)/12)" office:value-type="float" office:value="6" calcext:value-type="float">
            <text:p>6</text:p>
          </table:table-cell>
          <table:table-cell table:formula="of:=FLOOR(([.$B10]*[.L$1]+floorCorrection)/12)" office:value-type="float" office:value="7" calcext:value-type="float">
            <text:p>7</text:p>
          </table:table-cell>
          <table:table-cell table:formula="of:=FLOOR(([.$B10]*[.M$1]+floorCorrection)/12)" office:value-type="float" office:value="7" calcext:value-type="float">
            <text:p>7</text:p>
          </table:table-cell>
          <table:table-cell table:formula="of:=FLOOR(([.$B10]*[.N$1]+[.$C$16])/12)" office:value-type="float" office:value="8" calcext:value-type="float">
            <text:p>8</text:p>
          </table:table-cell>
        </table:table-row>
        <table:table-row table:style-name="ro2">
          <table:table-cell table:formula="of:=DEC2HEX([.B11])" office:value-type="string" office:string-value="9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table:formula="of:=FLOOR(([.$B11]*[.C$1]+floorCorrection)/12)" office:value-type="float" office:value="1" calcext:value-type="float">
            <text:p>1</text:p>
          </table:table-cell>
          <table:table-cell table:formula="of:=FLOOR(([.$B11]*[.D$1]+floorCorrection)/12)" office:value-type="float" office:value="1" calcext:value-type="float">
            <text:p>1</text:p>
          </table:table-cell>
          <table:table-cell table:formula="of:=FLOOR(([.$B11]*[.E$1]+floorCorrection)/12)" office:value-type="float" office:value="2" calcext:value-type="float">
            <text:p>2</text:p>
          </table:table-cell>
          <table:table-cell table:formula="of:=FLOOR(([.$B11]*[.F$1]+floorCorrection)/12)" office:value-type="float" office:value="3" calcext:value-type="float">
            <text:p>3</text:p>
          </table:table-cell>
          <table:table-cell table:formula="of:=FLOOR(([.$B11]*[.G$1]+floorCorrection)/12)" office:value-type="float" office:value="4" calcext:value-type="float">
            <text:p>4</text:p>
          </table:table-cell>
          <table:table-cell table:formula="of:=FLOOR(([.$B11]*[.H$1]+floorCorrection)/12)" office:value-type="float" office:value="4" calcext:value-type="float">
            <text:p>4</text:p>
          </table:table-cell>
          <table:table-cell table:formula="of:=FLOOR(([.$B11]*[.I$1]+floorCorrection)/12)" office:value-type="float" office:value="5" calcext:value-type="float">
            <text:p>5</text:p>
          </table:table-cell>
          <table:table-cell table:formula="of:=FLOOR(([.$B11]*[.J$1]+floorCorrection)/12)" office:value-type="float" office:value="6" calcext:value-type="float">
            <text:p>6</text:p>
          </table:table-cell>
          <table:table-cell table:formula="of:=FLOOR(([.$B11]*[.K$1]+floorCorrection)/12)" office:value-type="float" office:value="7" calcext:value-type="float">
            <text:p>7</text:p>
          </table:table-cell>
          <table:table-cell table:formula="of:=FLOOR(([.$B11]*[.L$1]+floorCorrection)/12)" office:value-type="float" office:value="7" calcext:value-type="float">
            <text:p>7</text:p>
          </table:table-cell>
          <table:table-cell table:formula="of:=FLOOR(([.$B11]*[.M$1]+floorCorrection)/12)" office:value-type="float" office:value="8" calcext:value-type="float">
            <text:p>8</text:p>
          </table:table-cell>
          <table:table-cell table:formula="of:=FLOOR(([.$B11]*[.N$1]+[.$C$16])/12)" office:value-type="float" office:value="9" calcext:value-type="float">
            <text:p>9</text:p>
          </table:table-cell>
        </table:table-row>
        <table:table-row table:style-name="ro2">
          <table:table-cell table:formula="of:=DEC2HEX([.B12])" office:value-type="string" office:string-value="A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FLOOR(([.$B12]*[.C$1]+floorCorrection)/12)" office:value-type="float" office:value="1" calcext:value-type="float">
            <text:p>1</text:p>
          </table:table-cell>
          <table:table-cell table:formula="of:=FLOOR(([.$B12]*[.D$1]+floorCorrection)/12)" office:value-type="float" office:value="2" calcext:value-type="float">
            <text:p>2</text:p>
          </table:table-cell>
          <table:table-cell table:formula="of:=FLOOR(([.$B12]*[.E$1]+floorCorrection)/12)" office:value-type="float" office:value="2" calcext:value-type="float">
            <text:p>2</text:p>
          </table:table-cell>
          <table:table-cell table:formula="of:=FLOOR(([.$B12]*[.F$1]+floorCorrection)/12)" office:value-type="float" office:value="3" calcext:value-type="float">
            <text:p>3</text:p>
          </table:table-cell>
          <table:table-cell table:formula="of:=FLOOR(([.$B12]*[.G$1]+floorCorrection)/12)" office:value-type="float" office:value="4" calcext:value-type="float">
            <text:p>4</text:p>
          </table:table-cell>
          <table:table-cell table:formula="of:=FLOOR(([.$B12]*[.H$1]+floorCorrection)/12)" office:value-type="float" office:value="5" calcext:value-type="float">
            <text:p>5</text:p>
          </table:table-cell>
          <table:table-cell table:formula="of:=FLOOR(([.$B12]*[.I$1]+floorCorrection)/12)" office:value-type="float" office:value="6" calcext:value-type="float">
            <text:p>6</text:p>
          </table:table-cell>
          <table:table-cell table:formula="of:=FLOOR(([.$B12]*[.J$1]+floorCorrection)/12)" office:value-type="float" office:value="7" calcext:value-type="float">
            <text:p>7</text:p>
          </table:table-cell>
          <table:table-cell table:formula="of:=FLOOR(([.$B12]*[.K$1]+floorCorrection)/12)" office:value-type="float" office:value="7" calcext:value-type="float">
            <text:p>7</text:p>
          </table:table-cell>
          <table:table-cell table:formula="of:=FLOOR(([.$B12]*[.L$1]+floorCorrection)/12)" office:value-type="float" office:value="8" calcext:value-type="float">
            <text:p>8</text:p>
          </table:table-cell>
          <table:table-cell table:formula="of:=FLOOR(([.$B12]*[.M$1]+floorCorrection)/12)" office:value-type="float" office:value="9" calcext:value-type="float">
            <text:p>9</text:p>
          </table:table-cell>
          <table:table-cell table:formula="of:=FLOOR(([.$B12]*[.N$1]+[.$C$16])/12)" office:value-type="float" office:value="10" calcext:value-type="float">
            <text:p>10</text:p>
          </table:table-cell>
        </table:table-row>
        <table:table-row table:style-name="ro2">
          <table:table-cell table:formula="of:=DEC2HEX([.B13])" office:value-type="string" office:string-value="B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FLOOR(([.$B13]*[.C$1]+floorCorrection)/12)" office:value-type="float" office:value="1" calcext:value-type="float">
            <text:p>1</text:p>
          </table:table-cell>
          <table:table-cell table:formula="of:=FLOOR(([.$B13]*[.D$1]+floorCorrection)/12)" office:value-type="float" office:value="2" calcext:value-type="float">
            <text:p>2</text:p>
          </table:table-cell>
          <table:table-cell table:formula="of:=FLOOR(([.$B13]*[.E$1]+floorCorrection)/12)" office:value-type="float" office:value="3" calcext:value-type="float">
            <text:p>3</text:p>
          </table:table-cell>
          <table:table-cell table:formula="of:=FLOOR(([.$B13]*[.F$1]+floorCorrection)/12)" office:value-type="float" office:value="4" calcext:value-type="float">
            <text:p>4</text:p>
          </table:table-cell>
          <table:table-cell table:formula="of:=FLOOR(([.$B13]*[.G$1]+floorCorrection)/12)" office:value-type="float" office:value="5" calcext:value-type="float">
            <text:p>5</text:p>
          </table:table-cell>
          <table:table-cell table:formula="of:=FLOOR(([.$B13]*[.H$1]+floorCorrection)/12)" office:value-type="float" office:value="5" calcext:value-type="float">
            <text:p>5</text:p>
          </table:table-cell>
          <table:table-cell table:formula="of:=FLOOR(([.$B13]*[.I$1]+floorCorrection)/12)" office:value-type="float" office:value="6" calcext:value-type="float">
            <text:p>6</text:p>
          </table:table-cell>
          <table:table-cell table:formula="of:=FLOOR(([.$B13]*[.J$1]+floorCorrection)/12)" office:value-type="float" office:value="7" calcext:value-type="float">
            <text:p>7</text:p>
          </table:table-cell>
          <table:table-cell table:formula="of:=FLOOR(([.$B13]*[.K$1]+floorCorrection)/12)" office:value-type="float" office:value="8" calcext:value-type="float">
            <text:p>8</text:p>
          </table:table-cell>
          <table:table-cell table:formula="of:=FLOOR(([.$B13]*[.L$1]+floorCorrection)/12)" office:value-type="float" office:value="9" calcext:value-type="float">
            <text:p>9</text:p>
          </table:table-cell>
          <table:table-cell table:formula="of:=FLOOR(([.$B13]*[.M$1]+floorCorrection)/12)" office:value-type="float" office:value="10" calcext:value-type="float">
            <text:p>10</text:p>
          </table:table-cell>
          <table:table-cell table:formula="of:=FLOOR(([.$B13]*[.N$1]+[.$C$16])/12)" office:value-type="float" office:value="11" calcext:value-type="float">
            <text:p>11</text:p>
          </table:table-cell>
        </table:table-row>
        <table:table-row table:style-name="ro2">
          <table:table-cell table:formula="of:=DEC2HEX([.B14])" office:value-type="string" office:string-value="C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ce6" table:formula="of:=FLOOR(([.$B14]*[.C$1]+floorCorrection)/12)" office:value-type="float" office:value="1" calcext:value-type="float">
            <text:p>1</text:p>
          </table:table-cell>
          <table:table-cell table:style-name="ce9" table:formula="of:=FLOOR(([.$B14]*[.D$1]+floorCorrection)/12)" office:value-type="float" office:value="2" calcext:value-type="float">
            <text:p>2</text:p>
          </table:table-cell>
          <table:table-cell table:style-name="ce9" table:formula="of:=FLOOR(([.$B14]*[.E$1]+floorCorrection)/12)" office:value-type="float" office:value="3" calcext:value-type="float">
            <text:p>3</text:p>
          </table:table-cell>
          <table:table-cell table:style-name="ce9" table:formula="of:=FLOOR(([.$B14]*[.F$1]+floorCorrection)/12)" office:value-type="float" office:value="4" calcext:value-type="float">
            <text:p>4</text:p>
          </table:table-cell>
          <table:table-cell table:style-name="ce9" table:formula="of:=FLOOR(([.$B14]*[.G$1]+floorCorrection)/12)" office:value-type="float" office:value="5" calcext:value-type="float">
            <text:p>5</text:p>
          </table:table-cell>
          <table:table-cell table:style-name="ce9" table:formula="of:=FLOOR(([.$B14]*[.H$1]+floorCorrection)/12)" office:value-type="float" office:value="6" calcext:value-type="float">
            <text:p>6</text:p>
          </table:table-cell>
          <table:table-cell table:style-name="ce9" table:formula="of:=FLOOR(([.$B14]*[.I$1]+floorCorrection)/12)" office:value-type="float" office:value="7" calcext:value-type="float">
            <text:p>7</text:p>
          </table:table-cell>
          <table:table-cell table:style-name="ce9" table:formula="of:=FLOOR(([.$B14]*[.J$1]+floorCorrection)/12)" office:value-type="float" office:value="8" calcext:value-type="float">
            <text:p>8</text:p>
          </table:table-cell>
          <table:table-cell table:style-name="ce9" table:formula="of:=FLOOR(([.$B14]*[.K$1]+floorCorrection)/12)" office:value-type="float" office:value="9" calcext:value-type="float">
            <text:p>9</text:p>
          </table:table-cell>
          <table:table-cell table:style-name="ce9" table:formula="of:=FLOOR(([.$B14]*[.L$1]+floorCorrection)/12)" office:value-type="float" office:value="10" calcext:value-type="float">
            <text:p>10</text:p>
          </table:table-cell>
          <table:table-cell table:style-name="ce12" table:formula="of:=FLOOR(([.$B14]*[.M$1]+floorCorrection)/12)" office:value-type="float" office:value="11" calcext:value-type="float">
            <text:p>11</text:p>
          </table:table-cell>
          <table:table-cell table:formula="of:=FLOOR(([.$B14]*[.N$1]+[.$C$16])/12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Default" table:number-columns-repeated="12"/>
          <table:table-cell/>
        </table:table-row>
        <table:table-row table:style-name="ro2">
          <table:table-cell/>
          <table:table-cell table:style-name="Default" office:value-type="string" calcext:value-type="string">
            <text:p>floor correctio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"/>
          <table:table-cell/>
        </table:table-row>
      </table:table>
      <table:table table:name="Sheet1_2" table:style-name="ta1">
        <table:shapes>
          <draw:frame draw:z-index="0" draw:style-name="gr1" draw:text-style-name="P1" svg:width="707.87pt" svg:height="636.04pt" svg:x="1755.75pt" svg:y="140.29pt">
            <loext:p draw:notify-on-update-of-ranges="Sheet1_2.B2:Sheet1_2.B14 Sheet1_2.C2:Sheet1_2.C14 Sheet1_2.B2:Sheet1_2.B14 Sheet1_2.D2:Sheet1_2.D14 Sheet1_2.B2:Sheet1_2.B14 Sheet1_2.E2:Sheet1_2.E14 Sheet1_2.B2:Sheet1_2.B14 Sheet1_2.F2:Sheet1_2.F14 Sheet1_2.B2:Sheet1_2.B14 Sheet1_2.G2:Sheet1_2.G14 Sheet1_2.B2:Sheet1_2.B14 Sheet1_2.H2:Sheet1_2.H14 Sheet1_2.B2:Sheet1_2.B14 Sheet1_2.I2:Sheet1_2.I14 Sheet1_2.B2:Sheet1_2.B14 Sheet1_2.J2:Sheet1_2.J14 Sheet1_2.B2:Sheet1_2.B14 Sheet1_2.K2:Sheet1_2.K14 Sheet1_2.B2:Sheet1_2.B14 Sheet1_2.L2:Sheet1_2.L14 Sheet1_2.B2:Sheet1_2.B14 Sheet1_2.M2:Sheet1_2.M14 Sheet1_2.B2:Sheet1_2.B14 Sheet1_2.N2:Sheet1_2.N14 Sheet1_2.B2:Sheet1_2.B14 Sheet1_2.O2:Sheet1_2.O14 Sheet1_2.B2:Sheet1_2.B14 Sheet1_2.P2:Sheet1_2.P14 Sheet1_2.B2:Sheet1_2.B14 Sheet1_2.Q2:Sheet1_2.Q14 Sheet1_2.B2:Sheet1_2.B14 Sheet1_2.R2:Sheet1_2.R14 Sheet1_2.B2:Sheet1_2.B14 Sheet1_2.S2:Sheet1_2.S14 Sheet1_2.B2:Sheet1_2.B14 Sheet1_2.T2:Sheet1_2.T14 Sheet1_2.B2:Sheet1_2.B14 Sheet1_2.U2:Sheet1_2.U14 Sheet1_2.B2:Sheet1_2.B14 Sheet1_2.V2:Sheet1_2.V14 Sheet1_2.B2:Sheet1_2.B14 Sheet1_2.W2:Sheet1_2.W14 Sheet1_2.B2:Sheet1_2.B14 Sheet1_2.X2:Sheet1_2.X14 Sheet1_2.B2:Sheet1_2.B14 Sheet1_2.Y2:Sheet1_2.Y14 Sheet1_2.B2:Sheet1_2.B14 Sheet1_2.Z2:Sheet1_2.Z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5"/>
        <table:table-column table:style-name="co1" table:number-columns-repeated="22" table:default-cell-style-name="ce8"/>
        <table:table-column table:style-name="co1" table:default-cell-style-name="ce11"/>
        <table:table-row table:style-name="ro1">
          <table:table-cell office:value-type="string" calcext:value-type="string">
            <text:p>VU value</text:p>
          </table:table-cell>
          <table:table-cell table:style-name="ce1" office:value-type="string" calcext:value-type="string">
            <text:p>number of LE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2">
          <table:table-cell table:formula="of:=DEC2HEX([.B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4" table:formula="of:=FLOOR(([.$B2]*[.C$1]+floorCorrection)/12)" office:value-type="float" office:value="0" calcext:value-type="float">
            <text:p>0</text:p>
          </table:table-cell>
          <table:table-cell table:style-name="ce7" table:formula="of:=FLOOR(([.$B2]*[.D$1]+floorCorrection)/12)" office:value-type="float" office:value="0" calcext:value-type="float">
            <text:p>0</text:p>
          </table:table-cell>
          <table:table-cell table:style-name="ce7" table:formula="of:=FLOOR(([.$B2]*[.E$1]+floorCorrection)/12)" office:value-type="float" office:value="0" calcext:value-type="float">
            <text:p>0</text:p>
          </table:table-cell>
          <table:table-cell table:style-name="ce7" table:formula="of:=FLOOR(([.$B2]*[.F$1]+floorCorrection)/12)" office:value-type="float" office:value="0" calcext:value-type="float">
            <text:p>0</text:p>
          </table:table-cell>
          <table:table-cell table:style-name="ce7" table:formula="of:=FLOOR(([.$B2]*[.G$1]+floorCorrection)/12)" office:value-type="float" office:value="0" calcext:value-type="float">
            <text:p>0</text:p>
          </table:table-cell>
          <table:table-cell table:style-name="ce7" table:formula="of:=FLOOR(([.$B2]*[.H$1]+floorCorrection)/12)" office:value-type="float" office:value="0" calcext:value-type="float">
            <text:p>0</text:p>
          </table:table-cell>
          <table:table-cell table:style-name="ce7" table:formula="of:=FLOOR(([.$B2]*[.I$1]+floorCorrection)/12)" office:value-type="float" office:value="0" calcext:value-type="float">
            <text:p>0</text:p>
          </table:table-cell>
          <table:table-cell table:style-name="ce7" table:formula="of:=FLOOR(([.$B2]*[.J$1]+floorCorrection)/12)" office:value-type="float" office:value="0" calcext:value-type="float">
            <text:p>0</text:p>
          </table:table-cell>
          <table:table-cell table:style-name="ce7" table:formula="of:=FLOOR(([.$B2]*[.K$1]+floorCorrection)/12)" office:value-type="float" office:value="0" calcext:value-type="float">
            <text:p>0</text:p>
          </table:table-cell>
          <table:table-cell table:style-name="ce7" table:formula="of:=FLOOR(([.$B2]*[.L$1]+floorCorrection)/12)" office:value-type="float" office:value="0" calcext:value-type="float">
            <text:p>0</text:p>
          </table:table-cell>
          <table:table-cell table:style-name="ce7" table:formula="of:=FLOOR(([.$B2]*[.M$1]+floorCorrection)/12)" office:value-type="float" office:value="0" calcext:value-type="float">
            <text:p>0</text:p>
          </table:table-cell>
          <table:table-cell table:style-name="ce7" table:formula="of:=FLOOR(([.$B2]*[.N$1]+floorCorrection)/12)" office:value-type="float" office:value="0" calcext:value-type="float">
            <text:p>0</text:p>
          </table:table-cell>
          <table:table-cell table:style-name="ce7" table:formula="of:=FLOOR(([.$B2]*[.O$1]+floorCorrection)/12)" office:value-type="float" office:value="0" calcext:value-type="float">
            <text:p>0</text:p>
          </table:table-cell>
          <table:table-cell table:style-name="ce7" table:formula="of:=FLOOR(([.$B2]*[.P$1]+floorCorrection)/12)" office:value-type="float" office:value="0" calcext:value-type="float">
            <text:p>0</text:p>
          </table:table-cell>
          <table:table-cell table:style-name="ce7" table:formula="of:=FLOOR(([.$B2]*[.Q$1]+floorCorrection)/12)" office:value-type="float" office:value="0" calcext:value-type="float">
            <text:p>0</text:p>
          </table:table-cell>
          <table:table-cell table:style-name="ce7" table:formula="of:=FLOOR(([.$B2]*[.R$1]+floorCorrection)/12)" office:value-type="float" office:value="0" calcext:value-type="float">
            <text:p>0</text:p>
          </table:table-cell>
          <table:table-cell table:style-name="ce7" table:formula="of:=FLOOR(([.$B2]*[.S$1]+floorCorrection)/12)" office:value-type="float" office:value="0" calcext:value-type="float">
            <text:p>0</text:p>
          </table:table-cell>
          <table:table-cell table:style-name="ce7" table:formula="of:=FLOOR(([.$B2]*[.T$1]+floorCorrection)/12)" office:value-type="float" office:value="0" calcext:value-type="float">
            <text:p>0</text:p>
          </table:table-cell>
          <table:table-cell table:style-name="ce7" table:formula="of:=FLOOR(([.$B2]*[.U$1]+floorCorrection)/12)" office:value-type="float" office:value="0" calcext:value-type="float">
            <text:p>0</text:p>
          </table:table-cell>
          <table:table-cell table:style-name="ce7" table:formula="of:=FLOOR(([.$B2]*[.V$1]+floorCorrection)/12)" office:value-type="float" office:value="0" calcext:value-type="float">
            <text:p>0</text:p>
          </table:table-cell>
          <table:table-cell table:style-name="ce7" table:formula="of:=FLOOR(([.$B2]*[.W$1]+floorCorrection)/12)" office:value-type="float" office:value="0" calcext:value-type="float">
            <text:p>0</text:p>
          </table:table-cell>
          <table:table-cell table:style-name="ce7" table:formula="of:=FLOOR(([.$B2]*[.X$1]+floorCorrection)/12)" office:value-type="float" office:value="0" calcext:value-type="float">
            <text:p>0</text:p>
          </table:table-cell>
          <table:table-cell table:style-name="ce7" table:formula="of:=FLOOR(([.$B2]*[.Y$1]+floorCorrection)/12)" office:value-type="float" office:value="0" calcext:value-type="float">
            <text:p>0</text:p>
          </table:table-cell>
          <table:table-cell table:style-name="ce10" table:formula="of:=FLOOR(([.$B2]*[.Z$1]+floorCorrection)/12)" office:value-type="float" office:value="0" calcext:value-type="float">
            <text:p>0</text:p>
          </table:table-cell>
        </table:table-row>
        <table:table-row table:style-name="ro2">
          <table:table-cell table:formula="of:=DEC2HEX([.B3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FLOOR(([.$B3]*[.C$1]+floorCorrection)/12)" office:value-type="float" office:value="0" calcext:value-type="float">
            <text:p>0</text:p>
          </table:table-cell>
          <table:table-cell table:formula="of:=FLOOR(([.$B3]*[.D$1]+floorCorrection)/12)" office:value-type="float" office:value="0" calcext:value-type="float">
            <text:p>0</text:p>
          </table:table-cell>
          <table:table-cell table:formula="of:=FLOOR(([.$B3]*[.E$1]+floorCorrection)/12)" office:value-type="float" office:value="0" calcext:value-type="float">
            <text:p>0</text:p>
          </table:table-cell>
          <table:table-cell table:formula="of:=FLOOR(([.$B3]*[.F$1]+floorCorrection)/12)" office:value-type="float" office:value="0" calcext:value-type="float">
            <text:p>0</text:p>
          </table:table-cell>
          <table:table-cell table:formula="of:=FLOOR(([.$B3]*[.G$1]+floorCorrection)/12)" office:value-type="float" office:value="0" calcext:value-type="float">
            <text:p>0</text:p>
          </table:table-cell>
          <table:table-cell table:formula="of:=FLOOR(([.$B3]*[.H$1]+floorCorrection)/12)" office:value-type="float" office:value="0" calcext:value-type="float">
            <text:p>0</text:p>
          </table:table-cell>
          <table:table-cell table:formula="of:=FLOOR(([.$B3]*[.I$1]+floorCorrection)/12)" office:value-type="float" office:value="1" calcext:value-type="float">
            <text:p>1</text:p>
          </table:table-cell>
          <table:table-cell table:formula="of:=FLOOR(([.$B3]*[.J$1]+floorCorrection)/12)" office:value-type="float" office:value="1" calcext:value-type="float">
            <text:p>1</text:p>
          </table:table-cell>
          <table:table-cell table:formula="of:=FLOOR(([.$B3]*[.K$1]+floorCorrection)/12)" office:value-type="float" office:value="1" calcext:value-type="float">
            <text:p>1</text:p>
          </table:table-cell>
          <table:table-cell table:formula="of:=FLOOR(([.$B3]*[.L$1]+floorCorrection)/12)" office:value-type="float" office:value="1" calcext:value-type="float">
            <text:p>1</text:p>
          </table:table-cell>
          <table:table-cell table:formula="of:=FLOOR(([.$B3]*[.M$1]+floorCorrection)/12)" office:value-type="float" office:value="1" calcext:value-type="float">
            <text:p>1</text:p>
          </table:table-cell>
          <table:table-cell table:formula="of:=FLOOR(([.$B3]*[.N$1]+floorCorrection)/12)" office:value-type="float" office:value="1" calcext:value-type="float">
            <text:p>1</text:p>
          </table:table-cell>
          <table:table-cell table:formula="of:=FLOOR(([.$B3]*[.O$1]+floorCorrection)/12)" office:value-type="float" office:value="1" calcext:value-type="float">
            <text:p>1</text:p>
          </table:table-cell>
          <table:table-cell table:formula="of:=FLOOR(([.$B3]*[.P$1]+floorCorrection)/12)" office:value-type="float" office:value="1" calcext:value-type="float">
            <text:p>1</text:p>
          </table:table-cell>
          <table:table-cell table:formula="of:=FLOOR(([.$B3]*[.Q$1]+floorCorrection)/12)" office:value-type="float" office:value="1" calcext:value-type="float">
            <text:p>1</text:p>
          </table:table-cell>
          <table:table-cell table:formula="of:=FLOOR(([.$B3]*[.R$1]+floorCorrection)/12)" office:value-type="float" office:value="1" calcext:value-type="float">
            <text:p>1</text:p>
          </table:table-cell>
          <table:table-cell table:formula="of:=FLOOR(([.$B3]*[.S$1]+floorCorrection)/12)" office:value-type="float" office:value="1" calcext:value-type="float">
            <text:p>1</text:p>
          </table:table-cell>
          <table:table-cell table:formula="of:=FLOOR(([.$B3]*[.T$1]+floorCorrection)/12)" office:value-type="float" office:value="1" calcext:value-type="float">
            <text:p>1</text:p>
          </table:table-cell>
          <table:table-cell table:formula="of:=FLOOR(([.$B3]*[.U$1]+floorCorrection)/12)" office:value-type="float" office:value="2" calcext:value-type="float">
            <text:p>2</text:p>
          </table:table-cell>
          <table:table-cell table:formula="of:=FLOOR(([.$B3]*[.V$1]+floorCorrection)/12)" office:value-type="float" office:value="2" calcext:value-type="float">
            <text:p>2</text:p>
          </table:table-cell>
          <table:table-cell table:formula="of:=FLOOR(([.$B3]*[.W$1]+floorCorrection)/12)" office:value-type="float" office:value="2" calcext:value-type="float">
            <text:p>2</text:p>
          </table:table-cell>
          <table:table-cell table:formula="of:=FLOOR(([.$B3]*[.X$1]+floorCorrection)/12)" office:value-type="float" office:value="2" calcext:value-type="float">
            <text:p>2</text:p>
          </table:table-cell>
          <table:table-cell table:formula="of:=FLOOR(([.$B3]*[.Y$1]+floorCorrection)/12)" office:value-type="float" office:value="2" calcext:value-type="float">
            <text:p>2</text:p>
          </table:table-cell>
          <table:table-cell table:formula="of:=FLOOR(([.$B3]*[.Z$1]+floorCorrection)/12)" office:value-type="float" office:value="2" calcext:value-type="float">
            <text:p>2</text:p>
          </table:table-cell>
        </table:table-row>
        <table:table-row table:style-name="ro2">
          <table:table-cell table:formula="of:=DEC2HEX([.B4]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formula="of:=FLOOR(([.$B4]*[.C$1]+floorCorrection)/12)" office:value-type="float" office:value="0" calcext:value-type="float">
            <text:p>0</text:p>
          </table:table-cell>
          <table:table-cell table:formula="of:=FLOOR(([.$B4]*[.D$1]+floorCorrection)/12)" office:value-type="float" office:value="0" calcext:value-type="float">
            <text:p>0</text:p>
          </table:table-cell>
          <table:table-cell table:formula="of:=FLOOR(([.$B4]*[.E$1]+floorCorrection)/12)" office:value-type="float" office:value="0" calcext:value-type="float">
            <text:p>0</text:p>
          </table:table-cell>
          <table:table-cell table:formula="of:=FLOOR(([.$B4]*[.F$1]+floorCorrection)/12)" office:value-type="float" office:value="1" calcext:value-type="float">
            <text:p>1</text:p>
          </table:table-cell>
          <table:table-cell table:formula="of:=FLOOR(([.$B4]*[.G$1]+floorCorrection)/12)" office:value-type="float" office:value="1" calcext:value-type="float">
            <text:p>1</text:p>
          </table:table-cell>
          <table:table-cell table:formula="of:=FLOOR(([.$B4]*[.H$1]+floorCorrection)/12)" office:value-type="float" office:value="1" calcext:value-type="float">
            <text:p>1</text:p>
          </table:table-cell>
          <table:table-cell table:formula="of:=FLOOR(([.$B4]*[.I$1]+floorCorrection)/12)" office:value-type="float" office:value="1" calcext:value-type="float">
            <text:p>1</text:p>
          </table:table-cell>
          <table:table-cell table:formula="of:=FLOOR(([.$B4]*[.J$1]+floorCorrection)/12)" office:value-type="float" office:value="1" calcext:value-type="float">
            <text:p>1</text:p>
          </table:table-cell>
          <table:table-cell table:formula="of:=FLOOR(([.$B4]*[.K$1]+floorCorrection)/12)" office:value-type="float" office:value="1" calcext:value-type="float">
            <text:p>1</text:p>
          </table:table-cell>
          <table:table-cell table:formula="of:=FLOOR(([.$B4]*[.L$1]+floorCorrection)/12)" office:value-type="float" office:value="2" calcext:value-type="float">
            <text:p>2</text:p>
          </table:table-cell>
          <table:table-cell table:formula="of:=FLOOR(([.$B4]*[.M$1]+floorCorrection)/12)" office:value-type="float" office:value="2" calcext:value-type="float">
            <text:p>2</text:p>
          </table:table-cell>
          <table:table-cell table:formula="of:=FLOOR(([.$B4]*[.N$1]+floorCorrection)/12)" office:value-type="float" office:value="2" calcext:value-type="float">
            <text:p>2</text:p>
          </table:table-cell>
          <table:table-cell table:formula="of:=FLOOR(([.$B4]*[.O$1]+floorCorrection)/12)" office:value-type="float" office:value="2" calcext:value-type="float">
            <text:p>2</text:p>
          </table:table-cell>
          <table:table-cell table:formula="of:=FLOOR(([.$B4]*[.P$1]+floorCorrection)/12)" office:value-type="float" office:value="2" calcext:value-type="float">
            <text:p>2</text:p>
          </table:table-cell>
          <table:table-cell table:formula="of:=FLOOR(([.$B4]*[.Q$1]+floorCorrection)/12)" office:value-type="float" office:value="2" calcext:value-type="float">
            <text:p>2</text:p>
          </table:table-cell>
          <table:table-cell table:formula="of:=FLOOR(([.$B4]*[.R$1]+floorCorrection)/12)" office:value-type="float" office:value="3" calcext:value-type="float">
            <text:p>3</text:p>
          </table:table-cell>
          <table:table-cell table:formula="of:=FLOOR(([.$B4]*[.S$1]+floorCorrection)/12)" office:value-type="float" office:value="3" calcext:value-type="float">
            <text:p>3</text:p>
          </table:table-cell>
          <table:table-cell table:formula="of:=FLOOR(([.$B4]*[.T$1]+floorCorrection)/12)" office:value-type="float" office:value="3" calcext:value-type="float">
            <text:p>3</text:p>
          </table:table-cell>
          <table:table-cell table:formula="of:=FLOOR(([.$B4]*[.U$1]+floorCorrection)/12)" office:value-type="float" office:value="3" calcext:value-type="float">
            <text:p>3</text:p>
          </table:table-cell>
          <table:table-cell table:formula="of:=FLOOR(([.$B4]*[.V$1]+floorCorrection)/12)" office:value-type="float" office:value="3" calcext:value-type="float">
            <text:p>3</text:p>
          </table:table-cell>
          <table:table-cell table:formula="of:=FLOOR(([.$B4]*[.W$1]+floorCorrection)/12)" office:value-type="float" office:value="3" calcext:value-type="float">
            <text:p>3</text:p>
          </table:table-cell>
          <table:table-cell table:formula="of:=FLOOR(([.$B4]*[.X$1]+floorCorrection)/12)" office:value-type="float" office:value="4" calcext:value-type="float">
            <text:p>4</text:p>
          </table:table-cell>
          <table:table-cell table:formula="of:=FLOOR(([.$B4]*[.Y$1]+floorCorrection)/12)" office:value-type="float" office:value="4" calcext:value-type="float">
            <text:p>4</text:p>
          </table:table-cell>
          <table:table-cell table:formula="of:=FLOOR(([.$B4]*[.Z$1]+floorCorrection)/12)" office:value-type="float" office:value="4" calcext:value-type="float">
            <text:p>4</text:p>
          </table:table-cell>
        </table:table-row>
        <table:table-row table:style-name="ro2">
          <table:table-cell table:formula="of:=DEC2HEX([.B5])" office:value-type="string" office:string-value="3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table:formula="of:=FLOOR(([.$B5]*[.C$1]+floorCorrection)/12)" office:value-type="float" office:value="0" calcext:value-type="float">
            <text:p>0</text:p>
          </table:table-cell>
          <table:table-cell table:formula="of:=FLOOR(([.$B5]*[.D$1]+floorCorrection)/12)" office:value-type="float" office:value="0" calcext:value-type="float">
            <text:p>0</text:p>
          </table:table-cell>
          <table:table-cell table:formula="of:=FLOOR(([.$B5]*[.E$1]+floorCorrection)/12)" office:value-type="float" office:value="1" calcext:value-type="float">
            <text:p>1</text:p>
          </table:table-cell>
          <table:table-cell table:formula="of:=FLOOR(([.$B5]*[.F$1]+floorCorrection)/12)" office:value-type="float" office:value="1" calcext:value-type="float">
            <text:p>1</text:p>
          </table:table-cell>
          <table:table-cell table:formula="of:=FLOOR(([.$B5]*[.G$1]+floorCorrection)/12)" office:value-type="float" office:value="1" calcext:value-type="float">
            <text:p>1</text:p>
          </table:table-cell>
          <table:table-cell table:formula="of:=FLOOR(([.$B5]*[.H$1]+floorCorrection)/12)" office:value-type="float" office:value="1" calcext:value-type="float">
            <text:p>1</text:p>
          </table:table-cell>
          <table:table-cell table:formula="of:=FLOOR(([.$B5]*[.I$1]+floorCorrection)/12)" office:value-type="float" office:value="2" calcext:value-type="float">
            <text:p>2</text:p>
          </table:table-cell>
          <table:table-cell table:formula="of:=FLOOR(([.$B5]*[.J$1]+floorCorrection)/12)" office:value-type="float" office:value="2" calcext:value-type="float">
            <text:p>2</text:p>
          </table:table-cell>
          <table:table-cell table:formula="of:=FLOOR(([.$B5]*[.K$1]+floorCorrection)/12)" office:value-type="float" office:value="2" calcext:value-type="float">
            <text:p>2</text:p>
          </table:table-cell>
          <table:table-cell table:formula="of:=FLOOR(([.$B5]*[.L$1]+floorCorrection)/12)" office:value-type="float" office:value="2" calcext:value-type="float">
            <text:p>2</text:p>
          </table:table-cell>
          <table:table-cell table:formula="of:=FLOOR(([.$B5]*[.M$1]+floorCorrection)/12)" office:value-type="float" office:value="3" calcext:value-type="float">
            <text:p>3</text:p>
          </table:table-cell>
          <table:table-cell table:formula="of:=FLOOR(([.$B5]*[.N$1]+floorCorrection)/12)" office:value-type="float" office:value="3" calcext:value-type="float">
            <text:p>3</text:p>
          </table:table-cell>
          <table:table-cell table:formula="of:=FLOOR(([.$B5]*[.O$1]+floorCorrection)/12)" office:value-type="float" office:value="3" calcext:value-type="float">
            <text:p>3</text:p>
          </table:table-cell>
          <table:table-cell table:formula="of:=FLOOR(([.$B5]*[.P$1]+floorCorrection)/12)" office:value-type="float" office:value="3" calcext:value-type="float">
            <text:p>3</text:p>
          </table:table-cell>
          <table:table-cell table:formula="of:=FLOOR(([.$B5]*[.Q$1]+floorCorrection)/12)" office:value-type="float" office:value="4" calcext:value-type="float">
            <text:p>4</text:p>
          </table:table-cell>
          <table:table-cell table:formula="of:=FLOOR(([.$B5]*[.R$1]+floorCorrection)/12)" office:value-type="float" office:value="4" calcext:value-type="float">
            <text:p>4</text:p>
          </table:table-cell>
          <table:table-cell table:formula="of:=FLOOR(([.$B5]*[.S$1]+floorCorrection)/12)" office:value-type="float" office:value="4" calcext:value-type="float">
            <text:p>4</text:p>
          </table:table-cell>
          <table:table-cell table:formula="of:=FLOOR(([.$B5]*[.T$1]+floorCorrection)/12)" office:value-type="float" office:value="4" calcext:value-type="float">
            <text:p>4</text:p>
          </table:table-cell>
          <table:table-cell table:formula="of:=FLOOR(([.$B5]*[.U$1]+floorCorrection)/12)" office:value-type="float" office:value="5" calcext:value-type="float">
            <text:p>5</text:p>
          </table:table-cell>
          <table:table-cell table:formula="of:=FLOOR(([.$B5]*[.V$1]+floorCorrection)/12)" office:value-type="float" office:value="5" calcext:value-type="float">
            <text:p>5</text:p>
          </table:table-cell>
          <table:table-cell table:formula="of:=FLOOR(([.$B5]*[.W$1]+floorCorrection)/12)" office:value-type="float" office:value="5" calcext:value-type="float">
            <text:p>5</text:p>
          </table:table-cell>
          <table:table-cell table:formula="of:=FLOOR(([.$B5]*[.X$1]+floorCorrection)/12)" office:value-type="float" office:value="5" calcext:value-type="float">
            <text:p>5</text:p>
          </table:table-cell>
          <table:table-cell table:formula="of:=FLOOR(([.$B5]*[.Y$1]+floorCorrection)/12)" office:value-type="float" office:value="6" calcext:value-type="float">
            <text:p>6</text:p>
          </table:table-cell>
          <table:table-cell table:formula="of:=FLOOR(([.$B5]*[.Z$1]+floorCorrection)/12)" office:value-type="float" office:value="6" calcext:value-type="float">
            <text:p>6</text:p>
          </table:table-cell>
        </table:table-row>
        <table:table-row table:style-name="ro2">
          <table:table-cell table:formula="of:=DEC2HEX([.B6]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table:formula="of:=FLOOR(([.$B6]*[.C$1]+floorCorrection)/12)" office:value-type="float" office:value="0" calcext:value-type="float">
            <text:p>0</text:p>
          </table:table-cell>
          <table:table-cell table:formula="of:=FLOOR(([.$B6]*[.D$1]+floorCorrection)/12)" office:value-type="float" office:value="1" calcext:value-type="float">
            <text:p>1</text:p>
          </table:table-cell>
          <table:table-cell table:formula="of:=FLOOR(([.$B6]*[.E$1]+floorCorrection)/12)" office:value-type="float" office:value="1" calcext:value-type="float">
            <text:p>1</text:p>
          </table:table-cell>
          <table:table-cell table:formula="of:=FLOOR(([.$B6]*[.F$1]+floorCorrection)/12)" office:value-type="float" office:value="1" calcext:value-type="float">
            <text:p>1</text:p>
          </table:table-cell>
          <table:table-cell table:formula="of:=FLOOR(([.$B6]*[.G$1]+floorCorrection)/12)" office:value-type="float" office:value="2" calcext:value-type="float">
            <text:p>2</text:p>
          </table:table-cell>
          <table:table-cell table:formula="of:=FLOOR(([.$B6]*[.H$1]+floorCorrection)/12)" office:value-type="float" office:value="2" calcext:value-type="float">
            <text:p>2</text:p>
          </table:table-cell>
          <table:table-cell table:formula="of:=FLOOR(([.$B6]*[.I$1]+floorCorrection)/12)" office:value-type="float" office:value="2" calcext:value-type="float">
            <text:p>2</text:p>
          </table:table-cell>
          <table:table-cell table:formula="of:=FLOOR(([.$B6]*[.J$1]+floorCorrection)/12)" office:value-type="float" office:value="3" calcext:value-type="float">
            <text:p>3</text:p>
          </table:table-cell>
          <table:table-cell table:formula="of:=FLOOR(([.$B6]*[.K$1]+floorCorrection)/12)" office:value-type="float" office:value="3" calcext:value-type="float">
            <text:p>3</text:p>
          </table:table-cell>
          <table:table-cell table:formula="of:=FLOOR(([.$B6]*[.L$1]+floorCorrection)/12)" office:value-type="float" office:value="3" calcext:value-type="float">
            <text:p>3</text:p>
          </table:table-cell>
          <table:table-cell table:formula="of:=FLOOR(([.$B6]*[.M$1]+floorCorrection)/12)" office:value-type="float" office:value="4" calcext:value-type="float">
            <text:p>4</text:p>
          </table:table-cell>
          <table:table-cell table:formula="of:=FLOOR(([.$B6]*[.N$1]+floorCorrection)/12)" office:value-type="float" office:value="4" calcext:value-type="float">
            <text:p>4</text:p>
          </table:table-cell>
          <table:table-cell table:formula="of:=FLOOR(([.$B6]*[.O$1]+floorCorrection)/12)" office:value-type="float" office:value="4" calcext:value-type="float">
            <text:p>4</text:p>
          </table:table-cell>
          <table:table-cell table:formula="of:=FLOOR(([.$B6]*[.P$1]+floorCorrection)/12)" office:value-type="float" office:value="5" calcext:value-type="float">
            <text:p>5</text:p>
          </table:table-cell>
          <table:table-cell table:formula="of:=FLOOR(([.$B6]*[.Q$1]+floorCorrection)/12)" office:value-type="float" office:value="5" calcext:value-type="float">
            <text:p>5</text:p>
          </table:table-cell>
          <table:table-cell table:formula="of:=FLOOR(([.$B6]*[.R$1]+floorCorrection)/12)" office:value-type="float" office:value="5" calcext:value-type="float">
            <text:p>5</text:p>
          </table:table-cell>
          <table:table-cell table:formula="of:=FLOOR(([.$B6]*[.S$1]+floorCorrection)/12)" office:value-type="float" office:value="6" calcext:value-type="float">
            <text:p>6</text:p>
          </table:table-cell>
          <table:table-cell table:formula="of:=FLOOR(([.$B6]*[.T$1]+floorCorrection)/12)" office:value-type="float" office:value="6" calcext:value-type="float">
            <text:p>6</text:p>
          </table:table-cell>
          <table:table-cell table:formula="of:=FLOOR(([.$B6]*[.U$1]+floorCorrection)/12)" office:value-type="float" office:value="6" calcext:value-type="float">
            <text:p>6</text:p>
          </table:table-cell>
          <table:table-cell table:formula="of:=FLOOR(([.$B6]*[.V$1]+floorCorrection)/12)" office:value-type="float" office:value="7" calcext:value-type="float">
            <text:p>7</text:p>
          </table:table-cell>
          <table:table-cell table:formula="of:=FLOOR(([.$B6]*[.W$1]+floorCorrection)/12)" office:value-type="float" office:value="7" calcext:value-type="float">
            <text:p>7</text:p>
          </table:table-cell>
          <table:table-cell table:formula="of:=FLOOR(([.$B6]*[.X$1]+floorCorrection)/12)" office:value-type="float" office:value="7" calcext:value-type="float">
            <text:p>7</text:p>
          </table:table-cell>
          <table:table-cell table:formula="of:=FLOOR(([.$B6]*[.Y$1]+floorCorrection)/12)" office:value-type="float" office:value="8" calcext:value-type="float">
            <text:p>8</text:p>
          </table:table-cell>
          <table:table-cell table:formula="of:=FLOOR(([.$B6]*[.Z$1]+floorCorrection)/12)" office:value-type="float" office:value="8" calcext:value-type="float">
            <text:p>8</text:p>
          </table:table-cell>
        </table:table-row>
        <table:table-row table:style-name="ro2">
          <table:table-cell table:formula="of:=DEC2HEX([.B7]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table:formula="of:=FLOOR(([.$B7]*[.C$1]+floorCorrection)/12)" office:value-type="float" office:value="0" calcext:value-type="float">
            <text:p>0</text:p>
          </table:table-cell>
          <table:table-cell table:formula="of:=FLOOR(([.$B7]*[.D$1]+floorCorrection)/12)" office:value-type="float" office:value="1" calcext:value-type="float">
            <text:p>1</text:p>
          </table:table-cell>
          <table:table-cell table:formula="of:=FLOOR(([.$B7]*[.E$1]+floorCorrection)/12)" office:value-type="float" office:value="1" calcext:value-type="float">
            <text:p>1</text:p>
          </table:table-cell>
          <table:table-cell table:formula="of:=FLOOR(([.$B7]*[.F$1]+floorCorrection)/12)" office:value-type="float" office:value="2" calcext:value-type="float">
            <text:p>2</text:p>
          </table:table-cell>
          <table:table-cell table:formula="of:=FLOOR(([.$B7]*[.G$1]+floorCorrection)/12)" office:value-type="float" office:value="2" calcext:value-type="float">
            <text:p>2</text:p>
          </table:table-cell>
          <table:table-cell table:formula="of:=FLOOR(([.$B7]*[.H$1]+floorCorrection)/12)" office:value-type="float" office:value="2" calcext:value-type="float">
            <text:p>2</text:p>
          </table:table-cell>
          <table:table-cell table:formula="of:=FLOOR(([.$B7]*[.I$1]+floorCorrection)/12)" office:value-type="float" office:value="3" calcext:value-type="float">
            <text:p>3</text:p>
          </table:table-cell>
          <table:table-cell table:formula="of:=FLOOR(([.$B7]*[.J$1]+floorCorrection)/12)" office:value-type="float" office:value="3" calcext:value-type="float">
            <text:p>3</text:p>
          </table:table-cell>
          <table:table-cell table:formula="of:=FLOOR(([.$B7]*[.K$1]+floorCorrection)/12)" office:value-type="float" office:value="4" calcext:value-type="float">
            <text:p>4</text:p>
          </table:table-cell>
          <table:table-cell table:formula="of:=FLOOR(([.$B7]*[.L$1]+floorCorrection)/12)" office:value-type="float" office:value="4" calcext:value-type="float">
            <text:p>4</text:p>
          </table:table-cell>
          <table:table-cell table:formula="of:=FLOOR(([.$B7]*[.M$1]+floorCorrection)/12)" office:value-type="float" office:value="5" calcext:value-type="float">
            <text:p>5</text:p>
          </table:table-cell>
          <table:table-cell table:formula="of:=FLOOR(([.$B7]*[.N$1]+floorCorrection)/12)" office:value-type="float" office:value="5" calcext:value-type="float">
            <text:p>5</text:p>
          </table:table-cell>
          <table:table-cell table:formula="of:=FLOOR(([.$B7]*[.O$1]+floorCorrection)/12)" office:value-type="float" office:value="5" calcext:value-type="float">
            <text:p>5</text:p>
          </table:table-cell>
          <table:table-cell table:formula="of:=FLOOR(([.$B7]*[.P$1]+floorCorrection)/12)" office:value-type="float" office:value="6" calcext:value-type="float">
            <text:p>6</text:p>
          </table:table-cell>
          <table:table-cell table:formula="of:=FLOOR(([.$B7]*[.Q$1]+floorCorrection)/12)" office:value-type="float" office:value="6" calcext:value-type="float">
            <text:p>6</text:p>
          </table:table-cell>
          <table:table-cell table:formula="of:=FLOOR(([.$B7]*[.R$1]+floorCorrection)/12)" office:value-type="float" office:value="7" calcext:value-type="float">
            <text:p>7</text:p>
          </table:table-cell>
          <table:table-cell table:formula="of:=FLOOR(([.$B7]*[.S$1]+floorCorrection)/12)" office:value-type="float" office:value="7" calcext:value-type="float">
            <text:p>7</text:p>
          </table:table-cell>
          <table:table-cell table:formula="of:=FLOOR(([.$B7]*[.T$1]+floorCorrection)/12)" office:value-type="float" office:value="7" calcext:value-type="float">
            <text:p>7</text:p>
          </table:table-cell>
          <table:table-cell table:formula="of:=FLOOR(([.$B7]*[.U$1]+floorCorrection)/12)" office:value-type="float" office:value="8" calcext:value-type="float">
            <text:p>8</text:p>
          </table:table-cell>
          <table:table-cell table:formula="of:=FLOOR(([.$B7]*[.V$1]+floorCorrection)/12)" office:value-type="float" office:value="8" calcext:value-type="float">
            <text:p>8</text:p>
          </table:table-cell>
          <table:table-cell table:formula="of:=FLOOR(([.$B7]*[.W$1]+floorCorrection)/12)" office:value-type="float" office:value="9" calcext:value-type="float">
            <text:p>9</text:p>
          </table:table-cell>
          <table:table-cell table:formula="of:=FLOOR(([.$B7]*[.X$1]+floorCorrection)/12)" office:value-type="float" office:value="9" calcext:value-type="float">
            <text:p>9</text:p>
          </table:table-cell>
          <table:table-cell table:formula="of:=FLOOR(([.$B7]*[.Y$1]+floorCorrection)/12)" office:value-type="float" office:value="10" calcext:value-type="float">
            <text:p>10</text:p>
          </table:table-cell>
          <table:table-cell table:formula="of:=FLOOR(([.$B7]*[.Z$1]+floorCorrection)/12)" office:value-type="float" office:value="10" calcext:value-type="float">
            <text:p>10</text:p>
          </table:table-cell>
        </table:table-row>
        <table:table-row table:style-name="ro2">
          <table:table-cell table:formula="of:=DEC2HEX([.B8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table:formula="of:=FLOOR(([.$B8]*[.C$1]+floorCorrection)/12)" office:value-type="float" office:value="0" calcext:value-type="float">
            <text:p>0</text:p>
          </table:table-cell>
          <table:table-cell table:formula="of:=FLOOR(([.$B8]*[.D$1]+floorCorrection)/12)" office:value-type="float" office:value="1" calcext:value-type="float">
            <text:p>1</text:p>
          </table:table-cell>
          <table:table-cell table:formula="of:=FLOOR(([.$B8]*[.E$1]+floorCorrection)/12)" office:value-type="float" office:value="1" calcext:value-type="float">
            <text:p>1</text:p>
          </table:table-cell>
          <table:table-cell table:formula="of:=FLOOR(([.$B8]*[.F$1]+floorCorrection)/12)" office:value-type="float" office:value="2" calcext:value-type="float">
            <text:p>2</text:p>
          </table:table-cell>
          <table:table-cell table:formula="of:=FLOOR(([.$B8]*[.G$1]+floorCorrection)/12)" office:value-type="float" office:value="2" calcext:value-type="float">
            <text:p>2</text:p>
          </table:table-cell>
          <table:table-cell table:formula="of:=FLOOR(([.$B8]*[.H$1]+floorCorrection)/12)" office:value-type="float" office:value="3" calcext:value-type="float">
            <text:p>3</text:p>
          </table:table-cell>
          <table:table-cell table:formula="of:=FLOOR(([.$B8]*[.I$1]+floorCorrection)/12)" office:value-type="float" office:value="3" calcext:value-type="float">
            <text:p>3</text:p>
          </table:table-cell>
          <table:table-cell table:formula="of:=FLOOR(([.$B8]*[.J$1]+floorCorrection)/12)" office:value-type="float" office:value="4" calcext:value-type="float">
            <text:p>4</text:p>
          </table:table-cell>
          <table:table-cell table:formula="of:=FLOOR(([.$B8]*[.K$1]+floorCorrection)/12)" office:value-type="float" office:value="4" calcext:value-type="float">
            <text:p>4</text:p>
          </table:table-cell>
          <table:table-cell table:formula="of:=FLOOR(([.$B8]*[.L$1]+floorCorrection)/12)" office:value-type="float" office:value="5" calcext:value-type="float">
            <text:p>5</text:p>
          </table:table-cell>
          <table:table-cell table:formula="of:=FLOOR(([.$B8]*[.M$1]+floorCorrection)/12)" office:value-type="float" office:value="5" calcext:value-type="float">
            <text:p>5</text:p>
          </table:table-cell>
          <table:table-cell table:formula="of:=FLOOR(([.$B8]*[.N$1]+floorCorrection)/12)" office:value-type="float" office:value="6" calcext:value-type="float">
            <text:p>6</text:p>
          </table:table-cell>
          <table:table-cell table:formula="of:=FLOOR(([.$B8]*[.O$1]+floorCorrection)/12)" office:value-type="float" office:value="6" calcext:value-type="float">
            <text:p>6</text:p>
          </table:table-cell>
          <table:table-cell table:formula="of:=FLOOR(([.$B8]*[.P$1]+floorCorrection)/12)" office:value-type="float" office:value="7" calcext:value-type="float">
            <text:p>7</text:p>
          </table:table-cell>
          <table:table-cell table:formula="of:=FLOOR(([.$B8]*[.Q$1]+floorCorrection)/12)" office:value-type="float" office:value="7" calcext:value-type="float">
            <text:p>7</text:p>
          </table:table-cell>
          <table:table-cell table:formula="of:=FLOOR(([.$B8]*[.R$1]+floorCorrection)/12)" office:value-type="float" office:value="8" calcext:value-type="float">
            <text:p>8</text:p>
          </table:table-cell>
          <table:table-cell table:formula="of:=FLOOR(([.$B8]*[.S$1]+floorCorrection)/12)" office:value-type="float" office:value="8" calcext:value-type="float">
            <text:p>8</text:p>
          </table:table-cell>
          <table:table-cell table:formula="of:=FLOOR(([.$B8]*[.T$1]+floorCorrection)/12)" office:value-type="float" office:value="9" calcext:value-type="float">
            <text:p>9</text:p>
          </table:table-cell>
          <table:table-cell table:formula="of:=FLOOR(([.$B8]*[.U$1]+floorCorrection)/12)" office:value-type="float" office:value="9" calcext:value-type="float">
            <text:p>9</text:p>
          </table:table-cell>
          <table:table-cell table:formula="of:=FLOOR(([.$B8]*[.V$1]+floorCorrection)/12)" office:value-type="float" office:value="10" calcext:value-type="float">
            <text:p>10</text:p>
          </table:table-cell>
          <table:table-cell table:formula="of:=FLOOR(([.$B8]*[.W$1]+floorCorrection)/12)" office:value-type="float" office:value="10" calcext:value-type="float">
            <text:p>10</text:p>
          </table:table-cell>
          <table:table-cell table:formula="of:=FLOOR(([.$B8]*[.X$1]+floorCorrection)/12)" office:value-type="float" office:value="11" calcext:value-type="float">
            <text:p>11</text:p>
          </table:table-cell>
          <table:table-cell table:formula="of:=FLOOR(([.$B8]*[.Y$1]+floorCorrection)/12)" office:value-type="float" office:value="11" calcext:value-type="float">
            <text:p>11</text:p>
          </table:table-cell>
          <table:table-cell table:formula="of:=FLOOR(([.$B8]*[.Z$1]+floorCorrection)/12)" office:value-type="float" office:value="12" calcext:value-type="float">
            <text:p>12</text:p>
          </table:table-cell>
        </table:table-row>
        <table:table-row table:style-name="ro2">
          <table:table-cell table:formula="of:=DEC2HEX([.B9])" office:value-type="string" office:string-value="7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table:formula="of:=FLOOR(([.$B9]*[.C$1]+floorCorrection)/12)" office:value-type="float" office:value="1" calcext:value-type="float">
            <text:p>1</text:p>
          </table:table-cell>
          <table:table-cell table:formula="of:=FLOOR(([.$B9]*[.D$1]+floorCorrection)/12)" office:value-type="float" office:value="1" calcext:value-type="float">
            <text:p>1</text:p>
          </table:table-cell>
          <table:table-cell table:formula="of:=FLOOR(([.$B9]*[.E$1]+floorCorrection)/12)" office:value-type="float" office:value="2" calcext:value-type="float">
            <text:p>2</text:p>
          </table:table-cell>
          <table:table-cell table:formula="of:=FLOOR(([.$B9]*[.F$1]+floorCorrection)/12)" office:value-type="float" office:value="2" calcext:value-type="float">
            <text:p>2</text:p>
          </table:table-cell>
          <table:table-cell table:formula="of:=FLOOR(([.$B9]*[.G$1]+floorCorrection)/12)" office:value-type="float" office:value="3" calcext:value-type="float">
            <text:p>3</text:p>
          </table:table-cell>
          <table:table-cell table:formula="of:=FLOOR(([.$B9]*[.H$1]+floorCorrection)/12)" office:value-type="float" office:value="3" calcext:value-type="float">
            <text:p>3</text:p>
          </table:table-cell>
          <table:table-cell table:formula="of:=FLOOR(([.$B9]*[.I$1]+floorCorrection)/12)" office:value-type="float" office:value="4" calcext:value-type="float">
            <text:p>4</text:p>
          </table:table-cell>
          <table:table-cell table:formula="of:=FLOOR(([.$B9]*[.J$1]+floorCorrection)/12)" office:value-type="float" office:value="5" calcext:value-type="float">
            <text:p>5</text:p>
          </table:table-cell>
          <table:table-cell table:formula="of:=FLOOR(([.$B9]*[.K$1]+floorCorrection)/12)" office:value-type="float" office:value="5" calcext:value-type="float">
            <text:p>5</text:p>
          </table:table-cell>
          <table:table-cell table:formula="of:=FLOOR(([.$B9]*[.L$1]+floorCorrection)/12)" office:value-type="float" office:value="6" calcext:value-type="float">
            <text:p>6</text:p>
          </table:table-cell>
          <table:table-cell table:formula="of:=FLOOR(([.$B9]*[.M$1]+floorCorrection)/12)" office:value-type="float" office:value="6" calcext:value-type="float">
            <text:p>6</text:p>
          </table:table-cell>
          <table:table-cell table:formula="of:=FLOOR(([.$B9]*[.N$1]+floorCorrection)/12)" office:value-type="float" office:value="7" calcext:value-type="float">
            <text:p>7</text:p>
          </table:table-cell>
          <table:table-cell table:formula="of:=FLOOR(([.$B9]*[.O$1]+floorCorrection)/12)" office:value-type="float" office:value="8" calcext:value-type="float">
            <text:p>8</text:p>
          </table:table-cell>
          <table:table-cell table:formula="of:=FLOOR(([.$B9]*[.P$1]+floorCorrection)/12)" office:value-type="float" office:value="8" calcext:value-type="float">
            <text:p>8</text:p>
          </table:table-cell>
          <table:table-cell table:formula="of:=FLOOR(([.$B9]*[.Q$1]+floorCorrection)/12)" office:value-type="float" office:value="9" calcext:value-type="float">
            <text:p>9</text:p>
          </table:table-cell>
          <table:table-cell table:formula="of:=FLOOR(([.$B9]*[.R$1]+floorCorrection)/12)" office:value-type="float" office:value="9" calcext:value-type="float">
            <text:p>9</text:p>
          </table:table-cell>
          <table:table-cell table:formula="of:=FLOOR(([.$B9]*[.S$1]+floorCorrection)/12)" office:value-type="float" office:value="10" calcext:value-type="float">
            <text:p>10</text:p>
          </table:table-cell>
          <table:table-cell table:formula="of:=FLOOR(([.$B9]*[.T$1]+floorCorrection)/12)" office:value-type="float" office:value="10" calcext:value-type="float">
            <text:p>10</text:p>
          </table:table-cell>
          <table:table-cell table:formula="of:=FLOOR(([.$B9]*[.U$1]+floorCorrection)/12)" office:value-type="float" office:value="11" calcext:value-type="float">
            <text:p>11</text:p>
          </table:table-cell>
          <table:table-cell table:formula="of:=FLOOR(([.$B9]*[.V$1]+floorCorrection)/12)" office:value-type="float" office:value="12" calcext:value-type="float">
            <text:p>12</text:p>
          </table:table-cell>
          <table:table-cell table:formula="of:=FLOOR(([.$B9]*[.W$1]+floorCorrection)/12)" office:value-type="float" office:value="12" calcext:value-type="float">
            <text:p>12</text:p>
          </table:table-cell>
          <table:table-cell table:formula="of:=FLOOR(([.$B9]*[.X$1]+floorCorrection)/12)" office:value-type="float" office:value="13" calcext:value-type="float">
            <text:p>13</text:p>
          </table:table-cell>
          <table:table-cell table:formula="of:=FLOOR(([.$B9]*[.Y$1]+floorCorrection)/12)" office:value-type="float" office:value="13" calcext:value-type="float">
            <text:p>13</text:p>
          </table:table-cell>
          <table:table-cell table:formula="of:=FLOOR(([.$B9]*[.Z$1]+floorCorrection)/12)" office:value-type="float" office:value="14" calcext:value-type="float">
            <text:p>14</text:p>
          </table:table-cell>
        </table:table-row>
        <table:table-row table:style-name="ro2">
          <table:table-cell table:formula="of:=DEC2HEX([.B10])" office:value-type="string" office:string-value="8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table:formula="of:=FLOOR(([.$B10]*[.C$1]+floorCorrection)/12)" office:value-type="float" office:value="1" calcext:value-type="float">
            <text:p>1</text:p>
          </table:table-cell>
          <table:table-cell table:formula="of:=FLOOR(([.$B10]*[.D$1]+floorCorrection)/12)" office:value-type="float" office:value="1" calcext:value-type="float">
            <text:p>1</text:p>
          </table:table-cell>
          <table:table-cell table:formula="of:=FLOOR(([.$B10]*[.E$1]+floorCorrection)/12)" office:value-type="float" office:value="2" calcext:value-type="float">
            <text:p>2</text:p>
          </table:table-cell>
          <table:table-cell table:formula="of:=FLOOR(([.$B10]*[.F$1]+floorCorrection)/12)" office:value-type="float" office:value="3" calcext:value-type="float">
            <text:p>3</text:p>
          </table:table-cell>
          <table:table-cell table:formula="of:=FLOOR(([.$B10]*[.G$1]+floorCorrection)/12)" office:value-type="float" office:value="3" calcext:value-type="float">
            <text:p>3</text:p>
          </table:table-cell>
          <table:table-cell table:formula="of:=FLOOR(([.$B10]*[.H$1]+floorCorrection)/12)" office:value-type="float" office:value="4" calcext:value-type="float">
            <text:p>4</text:p>
          </table:table-cell>
          <table:table-cell table:formula="of:=FLOOR(([.$B10]*[.I$1]+floorCorrection)/12)" office:value-type="float" office:value="5" calcext:value-type="float">
            <text:p>5</text:p>
          </table:table-cell>
          <table:table-cell table:formula="of:=FLOOR(([.$B10]*[.J$1]+floorCorrection)/12)" office:value-type="float" office:value="5" calcext:value-type="float">
            <text:p>5</text:p>
          </table:table-cell>
          <table:table-cell table:formula="of:=FLOOR(([.$B10]*[.K$1]+floorCorrection)/12)" office:value-type="float" office:value="6" calcext:value-type="float">
            <text:p>6</text:p>
          </table:table-cell>
          <table:table-cell table:formula="of:=FLOOR(([.$B10]*[.L$1]+floorCorrection)/12)" office:value-type="float" office:value="7" calcext:value-type="float">
            <text:p>7</text:p>
          </table:table-cell>
          <table:table-cell table:formula="of:=FLOOR(([.$B10]*[.M$1]+floorCorrection)/12)" office:value-type="float" office:value="7" calcext:value-type="float">
            <text:p>7</text:p>
          </table:table-cell>
          <table:table-cell table:formula="of:=FLOOR(([.$B10]*[.N$1]+floorCorrection)/12)" office:value-type="float" office:value="8" calcext:value-type="float">
            <text:p>8</text:p>
          </table:table-cell>
          <table:table-cell table:formula="of:=FLOOR(([.$B10]*[.O$1]+floorCorrection)/12)" office:value-type="float" office:value="9" calcext:value-type="float">
            <text:p>9</text:p>
          </table:table-cell>
          <table:table-cell table:formula="of:=FLOOR(([.$B10]*[.P$1]+floorCorrection)/12)" office:value-type="float" office:value="9" calcext:value-type="float">
            <text:p>9</text:p>
          </table:table-cell>
          <table:table-cell table:formula="of:=FLOOR(([.$B10]*[.Q$1]+floorCorrection)/12)" office:value-type="float" office:value="10" calcext:value-type="float">
            <text:p>10</text:p>
          </table:table-cell>
          <table:table-cell table:formula="of:=FLOOR(([.$B10]*[.R$1]+floorCorrection)/12)" office:value-type="float" office:value="11" calcext:value-type="float">
            <text:p>11</text:p>
          </table:table-cell>
          <table:table-cell table:formula="of:=FLOOR(([.$B10]*[.S$1]+floorCorrection)/12)" office:value-type="float" office:value="11" calcext:value-type="float">
            <text:p>11</text:p>
          </table:table-cell>
          <table:table-cell table:formula="of:=FLOOR(([.$B10]*[.T$1]+floorCorrection)/12)" office:value-type="float" office:value="12" calcext:value-type="float">
            <text:p>12</text:p>
          </table:table-cell>
          <table:table-cell table:formula="of:=FLOOR(([.$B10]*[.U$1]+floorCorrection)/12)" office:value-type="float" office:value="13" calcext:value-type="float">
            <text:p>13</text:p>
          </table:table-cell>
          <table:table-cell table:formula="of:=FLOOR(([.$B10]*[.V$1]+floorCorrection)/12)" office:value-type="float" office:value="13" calcext:value-type="float">
            <text:p>13</text:p>
          </table:table-cell>
          <table:table-cell table:formula="of:=FLOOR(([.$B10]*[.W$1]+floorCorrection)/12)" office:value-type="float" office:value="14" calcext:value-type="float">
            <text:p>14</text:p>
          </table:table-cell>
          <table:table-cell table:formula="of:=FLOOR(([.$B10]*[.X$1]+floorCorrection)/12)" office:value-type="float" office:value="15" calcext:value-type="float">
            <text:p>15</text:p>
          </table:table-cell>
          <table:table-cell table:formula="of:=FLOOR(([.$B10]*[.Y$1]+floorCorrection)/12)" office:value-type="float" office:value="15" calcext:value-type="float">
            <text:p>15</text:p>
          </table:table-cell>
          <table:table-cell table:formula="of:=FLOOR(([.$B10]*[.Z$1]+floorCorrection)/12)" office:value-type="float" office:value="16" calcext:value-type="float">
            <text:p>16</text:p>
          </table:table-cell>
        </table:table-row>
        <table:table-row table:style-name="ro2">
          <table:table-cell table:formula="of:=DEC2HEX([.B11])" office:value-type="string" office:string-value="9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table:formula="of:=FLOOR(([.$B11]*[.C$1]+floorCorrection)/12)" office:value-type="float" office:value="1" calcext:value-type="float">
            <text:p>1</text:p>
          </table:table-cell>
          <table:table-cell table:formula="of:=FLOOR(([.$B11]*[.D$1]+floorCorrection)/12)" office:value-type="float" office:value="1" calcext:value-type="float">
            <text:p>1</text:p>
          </table:table-cell>
          <table:table-cell table:formula="of:=FLOOR(([.$B11]*[.E$1]+floorCorrection)/12)" office:value-type="float" office:value="2" calcext:value-type="float">
            <text:p>2</text:p>
          </table:table-cell>
          <table:table-cell table:formula="of:=FLOOR(([.$B11]*[.F$1]+floorCorrection)/12)" office:value-type="float" office:value="3" calcext:value-type="float">
            <text:p>3</text:p>
          </table:table-cell>
          <table:table-cell table:formula="of:=FLOOR(([.$B11]*[.G$1]+floorCorrection)/12)" office:value-type="float" office:value="4" calcext:value-type="float">
            <text:p>4</text:p>
          </table:table-cell>
          <table:table-cell table:formula="of:=FLOOR(([.$B11]*[.H$1]+floorCorrection)/12)" office:value-type="float" office:value="4" calcext:value-type="float">
            <text:p>4</text:p>
          </table:table-cell>
          <table:table-cell table:formula="of:=FLOOR(([.$B11]*[.I$1]+floorCorrection)/12)" office:value-type="float" office:value="5" calcext:value-type="float">
            <text:p>5</text:p>
          </table:table-cell>
          <table:table-cell table:formula="of:=FLOOR(([.$B11]*[.J$1]+floorCorrection)/12)" office:value-type="float" office:value="6" calcext:value-type="float">
            <text:p>6</text:p>
          </table:table-cell>
          <table:table-cell table:formula="of:=FLOOR(([.$B11]*[.K$1]+floorCorrection)/12)" office:value-type="float" office:value="7" calcext:value-type="float">
            <text:p>7</text:p>
          </table:table-cell>
          <table:table-cell table:formula="of:=FLOOR(([.$B11]*[.L$1]+floorCorrection)/12)" office:value-type="float" office:value="7" calcext:value-type="float">
            <text:p>7</text:p>
          </table:table-cell>
          <table:table-cell table:formula="of:=FLOOR(([.$B11]*[.M$1]+floorCorrection)/12)" office:value-type="float" office:value="8" calcext:value-type="float">
            <text:p>8</text:p>
          </table:table-cell>
          <table:table-cell table:formula="of:=FLOOR(([.$B11]*[.N$1]+floorCorrection)/12)" office:value-type="float" office:value="9" calcext:value-type="float">
            <text:p>9</text:p>
          </table:table-cell>
          <table:table-cell table:formula="of:=FLOOR(([.$B11]*[.O$1]+floorCorrection)/12)" office:value-type="float" office:value="10" calcext:value-type="float">
            <text:p>10</text:p>
          </table:table-cell>
          <table:table-cell table:formula="of:=FLOOR(([.$B11]*[.P$1]+floorCorrection)/12)" office:value-type="float" office:value="10" calcext:value-type="float">
            <text:p>10</text:p>
          </table:table-cell>
          <table:table-cell table:formula="of:=FLOOR(([.$B11]*[.Q$1]+floorCorrection)/12)" office:value-type="float" office:value="11" calcext:value-type="float">
            <text:p>11</text:p>
          </table:table-cell>
          <table:table-cell table:formula="of:=FLOOR(([.$B11]*[.R$1]+floorCorrection)/12)" office:value-type="float" office:value="12" calcext:value-type="float">
            <text:p>12</text:p>
          </table:table-cell>
          <table:table-cell table:formula="of:=FLOOR(([.$B11]*[.S$1]+floorCorrection)/12)" office:value-type="float" office:value="13" calcext:value-type="float">
            <text:p>13</text:p>
          </table:table-cell>
          <table:table-cell table:formula="of:=FLOOR(([.$B11]*[.T$1]+floorCorrection)/12)" office:value-type="float" office:value="13" calcext:value-type="float">
            <text:p>13</text:p>
          </table:table-cell>
          <table:table-cell table:formula="of:=FLOOR(([.$B11]*[.U$1]+floorCorrection)/12)" office:value-type="float" office:value="14" calcext:value-type="float">
            <text:p>14</text:p>
          </table:table-cell>
          <table:table-cell table:formula="of:=FLOOR(([.$B11]*[.V$1]+floorCorrection)/12)" office:value-type="float" office:value="15" calcext:value-type="float">
            <text:p>15</text:p>
          </table:table-cell>
          <table:table-cell table:formula="of:=FLOOR(([.$B11]*[.W$1]+floorCorrection)/12)" office:value-type="float" office:value="16" calcext:value-type="float">
            <text:p>16</text:p>
          </table:table-cell>
          <table:table-cell table:formula="of:=FLOOR(([.$B11]*[.X$1]+floorCorrection)/12)" office:value-type="float" office:value="16" calcext:value-type="float">
            <text:p>16</text:p>
          </table:table-cell>
          <table:table-cell table:formula="of:=FLOOR(([.$B11]*[.Y$1]+floorCorrection)/12)" office:value-type="float" office:value="17" calcext:value-type="float">
            <text:p>17</text:p>
          </table:table-cell>
          <table:table-cell table:formula="of:=FLOOR(([.$B11]*[.Z$1]+floorCorrection)/12)" office:value-type="float" office:value="18" calcext:value-type="float">
            <text:p>18</text:p>
          </table:table-cell>
        </table:table-row>
        <table:table-row table:style-name="ro2">
          <table:table-cell table:formula="of:=DEC2HEX([.B12])" office:value-type="string" office:string-value="A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FLOOR(([.$B12]*[.C$1]+floorCorrection)/12)" office:value-type="float" office:value="1" calcext:value-type="float">
            <text:p>1</text:p>
          </table:table-cell>
          <table:table-cell table:formula="of:=FLOOR(([.$B12]*[.D$1]+floorCorrection)/12)" office:value-type="float" office:value="2" calcext:value-type="float">
            <text:p>2</text:p>
          </table:table-cell>
          <table:table-cell table:formula="of:=FLOOR(([.$B12]*[.E$1]+floorCorrection)/12)" office:value-type="float" office:value="2" calcext:value-type="float">
            <text:p>2</text:p>
          </table:table-cell>
          <table:table-cell table:formula="of:=FLOOR(([.$B12]*[.F$1]+floorCorrection)/12)" office:value-type="float" office:value="3" calcext:value-type="float">
            <text:p>3</text:p>
          </table:table-cell>
          <table:table-cell table:formula="of:=FLOOR(([.$B12]*[.G$1]+floorCorrection)/12)" office:value-type="float" office:value="4" calcext:value-type="float">
            <text:p>4</text:p>
          </table:table-cell>
          <table:table-cell table:formula="of:=FLOOR(([.$B12]*[.H$1]+floorCorrection)/12)" office:value-type="float" office:value="5" calcext:value-type="float">
            <text:p>5</text:p>
          </table:table-cell>
          <table:table-cell table:formula="of:=FLOOR(([.$B12]*[.I$1]+floorCorrection)/12)" office:value-type="float" office:value="6" calcext:value-type="float">
            <text:p>6</text:p>
          </table:table-cell>
          <table:table-cell table:formula="of:=FLOOR(([.$B12]*[.J$1]+floorCorrection)/12)" office:value-type="float" office:value="7" calcext:value-type="float">
            <text:p>7</text:p>
          </table:table-cell>
          <table:table-cell table:formula="of:=FLOOR(([.$B12]*[.K$1]+floorCorrection)/12)" office:value-type="float" office:value="7" calcext:value-type="float">
            <text:p>7</text:p>
          </table:table-cell>
          <table:table-cell table:formula="of:=FLOOR(([.$B12]*[.L$1]+floorCorrection)/12)" office:value-type="float" office:value="8" calcext:value-type="float">
            <text:p>8</text:p>
          </table:table-cell>
          <table:table-cell table:formula="of:=FLOOR(([.$B12]*[.M$1]+floorCorrection)/12)" office:value-type="float" office:value="9" calcext:value-type="float">
            <text:p>9</text:p>
          </table:table-cell>
          <table:table-cell table:formula="of:=FLOOR(([.$B12]*[.N$1]+floorCorrection)/12)" office:value-type="float" office:value="10" calcext:value-type="float">
            <text:p>10</text:p>
          </table:table-cell>
          <table:table-cell table:formula="of:=FLOOR(([.$B12]*[.O$1]+floorCorrection)/12)" office:value-type="float" office:value="11" calcext:value-type="float">
            <text:p>11</text:p>
          </table:table-cell>
          <table:table-cell table:formula="of:=FLOOR(([.$B12]*[.P$1]+floorCorrection)/12)" office:value-type="float" office:value="12" calcext:value-type="float">
            <text:p>12</text:p>
          </table:table-cell>
          <table:table-cell table:formula="of:=FLOOR(([.$B12]*[.Q$1]+floorCorrection)/12)" office:value-type="float" office:value="12" calcext:value-type="float">
            <text:p>12</text:p>
          </table:table-cell>
          <table:table-cell table:formula="of:=FLOOR(([.$B12]*[.R$1]+floorCorrection)/12)" office:value-type="float" office:value="13" calcext:value-type="float">
            <text:p>13</text:p>
          </table:table-cell>
          <table:table-cell table:formula="of:=FLOOR(([.$B12]*[.S$1]+floorCorrection)/12)" office:value-type="float" office:value="14" calcext:value-type="float">
            <text:p>14</text:p>
          </table:table-cell>
          <table:table-cell table:formula="of:=FLOOR(([.$B12]*[.T$1]+floorCorrection)/12)" office:value-type="float" office:value="15" calcext:value-type="float">
            <text:p>15</text:p>
          </table:table-cell>
          <table:table-cell table:formula="of:=FLOOR(([.$B12]*[.U$1]+floorCorrection)/12)" office:value-type="float" office:value="16" calcext:value-type="float">
            <text:p>16</text:p>
          </table:table-cell>
          <table:table-cell table:formula="of:=FLOOR(([.$B12]*[.V$1]+floorCorrection)/12)" office:value-type="float" office:value="17" calcext:value-type="float">
            <text:p>17</text:p>
          </table:table-cell>
          <table:table-cell table:formula="of:=FLOOR(([.$B12]*[.W$1]+floorCorrection)/12)" office:value-type="float" office:value="17" calcext:value-type="float">
            <text:p>17</text:p>
          </table:table-cell>
          <table:table-cell table:formula="of:=FLOOR(([.$B12]*[.X$1]+floorCorrection)/12)" office:value-type="float" office:value="18" calcext:value-type="float">
            <text:p>18</text:p>
          </table:table-cell>
          <table:table-cell table:formula="of:=FLOOR(([.$B12]*[.Y$1]+floorCorrection)/12)" office:value-type="float" office:value="19" calcext:value-type="float">
            <text:p>19</text:p>
          </table:table-cell>
          <table:table-cell table:formula="of:=FLOOR(([.$B12]*[.Z$1]+floorCorrection)/12)" office:value-type="float" office:value="20" calcext:value-type="float">
            <text:p>20</text:p>
          </table:table-cell>
        </table:table-row>
        <table:table-row table:style-name="ro2">
          <table:table-cell table:formula="of:=DEC2HEX([.B13])" office:value-type="string" office:string-value="B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FLOOR(([.$B13]*[.C$1]+floorCorrection)/12)" office:value-type="float" office:value="1" calcext:value-type="float">
            <text:p>1</text:p>
          </table:table-cell>
          <table:table-cell table:formula="of:=FLOOR(([.$B13]*[.D$1]+floorCorrection)/12)" office:value-type="float" office:value="2" calcext:value-type="float">
            <text:p>2</text:p>
          </table:table-cell>
          <table:table-cell table:formula="of:=FLOOR(([.$B13]*[.E$1]+floorCorrection)/12)" office:value-type="float" office:value="3" calcext:value-type="float">
            <text:p>3</text:p>
          </table:table-cell>
          <table:table-cell table:formula="of:=FLOOR(([.$B13]*[.F$1]+floorCorrection)/12)" office:value-type="float" office:value="4" calcext:value-type="float">
            <text:p>4</text:p>
          </table:table-cell>
          <table:table-cell table:formula="of:=FLOOR(([.$B13]*[.G$1]+floorCorrection)/12)" office:value-type="float" office:value="5" calcext:value-type="float">
            <text:p>5</text:p>
          </table:table-cell>
          <table:table-cell table:formula="of:=FLOOR(([.$B13]*[.H$1]+floorCorrection)/12)" office:value-type="float" office:value="5" calcext:value-type="float">
            <text:p>5</text:p>
          </table:table-cell>
          <table:table-cell table:formula="of:=FLOOR(([.$B13]*[.I$1]+floorCorrection)/12)" office:value-type="float" office:value="6" calcext:value-type="float">
            <text:p>6</text:p>
          </table:table-cell>
          <table:table-cell table:formula="of:=FLOOR(([.$B13]*[.J$1]+floorCorrection)/12)" office:value-type="float" office:value="7" calcext:value-type="float">
            <text:p>7</text:p>
          </table:table-cell>
          <table:table-cell table:formula="of:=FLOOR(([.$B13]*[.K$1]+floorCorrection)/12)" office:value-type="float" office:value="8" calcext:value-type="float">
            <text:p>8</text:p>
          </table:table-cell>
          <table:table-cell table:formula="of:=FLOOR(([.$B13]*[.L$1]+floorCorrection)/12)" office:value-type="float" office:value="9" calcext:value-type="float">
            <text:p>9</text:p>
          </table:table-cell>
          <table:table-cell table:formula="of:=FLOOR(([.$B13]*[.M$1]+floorCorrection)/12)" office:value-type="float" office:value="10" calcext:value-type="float">
            <text:p>10</text:p>
          </table:table-cell>
          <table:table-cell table:formula="of:=FLOOR(([.$B13]*[.N$1]+floorCorrection)/12)" office:value-type="float" office:value="11" calcext:value-type="float">
            <text:p>11</text:p>
          </table:table-cell>
          <table:table-cell table:formula="of:=FLOOR(([.$B13]*[.O$1]+floorCorrection)/12)" office:value-type="float" office:value="12" calcext:value-type="float">
            <text:p>12</text:p>
          </table:table-cell>
          <table:table-cell table:formula="of:=FLOOR(([.$B13]*[.P$1]+floorCorrection)/12)" office:value-type="float" office:value="13" calcext:value-type="float">
            <text:p>13</text:p>
          </table:table-cell>
          <table:table-cell table:formula="of:=FLOOR(([.$B13]*[.Q$1]+floorCorrection)/12)" office:value-type="float" office:value="14" calcext:value-type="float">
            <text:p>14</text:p>
          </table:table-cell>
          <table:table-cell table:formula="of:=FLOOR(([.$B13]*[.R$1]+floorCorrection)/12)" office:value-type="float" office:value="15" calcext:value-type="float">
            <text:p>15</text:p>
          </table:table-cell>
          <table:table-cell table:formula="of:=FLOOR(([.$B13]*[.S$1]+floorCorrection)/12)" office:value-type="float" office:value="16" calcext:value-type="float">
            <text:p>16</text:p>
          </table:table-cell>
          <table:table-cell table:formula="of:=FLOOR(([.$B13]*[.T$1]+floorCorrection)/12)" office:value-type="float" office:value="16" calcext:value-type="float">
            <text:p>16</text:p>
          </table:table-cell>
          <table:table-cell table:formula="of:=FLOOR(([.$B13]*[.U$1]+floorCorrection)/12)" office:value-type="float" office:value="17" calcext:value-type="float">
            <text:p>17</text:p>
          </table:table-cell>
          <table:table-cell table:formula="of:=FLOOR(([.$B13]*[.V$1]+floorCorrection)/12)" office:value-type="float" office:value="18" calcext:value-type="float">
            <text:p>18</text:p>
          </table:table-cell>
          <table:table-cell table:formula="of:=FLOOR(([.$B13]*[.W$1]+floorCorrection)/12)" office:value-type="float" office:value="19" calcext:value-type="float">
            <text:p>19</text:p>
          </table:table-cell>
          <table:table-cell table:formula="of:=FLOOR(([.$B13]*[.X$1]+floorCorrection)/12)" office:value-type="float" office:value="20" calcext:value-type="float">
            <text:p>20</text:p>
          </table:table-cell>
          <table:table-cell table:formula="of:=FLOOR(([.$B13]*[.Y$1]+floorCorrection)/12)" office:value-type="float" office:value="21" calcext:value-type="float">
            <text:p>21</text:p>
          </table:table-cell>
          <table:table-cell table:formula="of:=FLOOR(([.$B13]*[.Z$1]+floorCorrection)/12)" office:value-type="float" office:value="22" calcext:value-type="float">
            <text:p>22</text:p>
          </table:table-cell>
        </table:table-row>
        <table:table-row table:style-name="ro2">
          <table:table-cell table:formula="of:=DEC2HEX([.B14])" office:value-type="string" office:string-value="C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ce6" table:formula="of:=FLOOR(([.$B14]*[.C$1]+floorCorrection)/12)" office:value-type="float" office:value="1" calcext:value-type="float">
            <text:p>1</text:p>
          </table:table-cell>
          <table:table-cell table:style-name="ce9" table:formula="of:=FLOOR(([.$B14]*[.D$1]+floorCorrection)/12)" office:value-type="float" office:value="2" calcext:value-type="float">
            <text:p>2</text:p>
          </table:table-cell>
          <table:table-cell table:style-name="ce9" table:formula="of:=FLOOR(([.$B14]*[.E$1]+floorCorrection)/12)" office:value-type="float" office:value="3" calcext:value-type="float">
            <text:p>3</text:p>
          </table:table-cell>
          <table:table-cell table:style-name="ce9" table:formula="of:=FLOOR(([.$B14]*[.F$1]+floorCorrection)/12)" office:value-type="float" office:value="4" calcext:value-type="float">
            <text:p>4</text:p>
          </table:table-cell>
          <table:table-cell table:style-name="ce9" table:formula="of:=FLOOR(([.$B14]*[.G$1]+floorCorrection)/12)" office:value-type="float" office:value="5" calcext:value-type="float">
            <text:p>5</text:p>
          </table:table-cell>
          <table:table-cell table:style-name="ce9" table:formula="of:=FLOOR(([.$B14]*[.H$1]+floorCorrection)/12)" office:value-type="float" office:value="6" calcext:value-type="float">
            <text:p>6</text:p>
          </table:table-cell>
          <table:table-cell table:style-name="ce9" table:formula="of:=FLOOR(([.$B14]*[.I$1]+floorCorrection)/12)" office:value-type="float" office:value="7" calcext:value-type="float">
            <text:p>7</text:p>
          </table:table-cell>
          <table:table-cell table:style-name="ce9" table:formula="of:=FLOOR(([.$B14]*[.J$1]+floorCorrection)/12)" office:value-type="float" office:value="8" calcext:value-type="float">
            <text:p>8</text:p>
          </table:table-cell>
          <table:table-cell table:style-name="ce9" table:formula="of:=FLOOR(([.$B14]*[.K$1]+floorCorrection)/12)" office:value-type="float" office:value="9" calcext:value-type="float">
            <text:p>9</text:p>
          </table:table-cell>
          <table:table-cell table:style-name="ce9" table:formula="of:=FLOOR(([.$B14]*[.L$1]+floorCorrection)/12)" office:value-type="float" office:value="10" calcext:value-type="float">
            <text:p>10</text:p>
          </table:table-cell>
          <table:table-cell table:style-name="ce9" table:formula="of:=FLOOR(([.$B14]*[.M$1]+floorCorrection)/12)" office:value-type="float" office:value="11" calcext:value-type="float">
            <text:p>11</text:p>
          </table:table-cell>
          <table:table-cell table:style-name="ce9" table:formula="of:=FLOOR(([.$B14]*[.N$1]+floorCorrection)/12)" office:value-type="float" office:value="12" calcext:value-type="float">
            <text:p>12</text:p>
          </table:table-cell>
          <table:table-cell table:style-name="ce9" table:formula="of:=FLOOR(([.$B14]*[.O$1]+floorCorrection)/12)" office:value-type="float" office:value="13" calcext:value-type="float">
            <text:p>13</text:p>
          </table:table-cell>
          <table:table-cell table:style-name="ce9" table:formula="of:=FLOOR(([.$B14]*[.P$1]+floorCorrection)/12)" office:value-type="float" office:value="14" calcext:value-type="float">
            <text:p>14</text:p>
          </table:table-cell>
          <table:table-cell table:style-name="ce9" table:formula="of:=FLOOR(([.$B14]*[.Q$1]+floorCorrection)/12)" office:value-type="float" office:value="15" calcext:value-type="float">
            <text:p>15</text:p>
          </table:table-cell>
          <table:table-cell table:style-name="ce9" table:formula="of:=FLOOR(([.$B14]*[.R$1]+floorCorrection)/12)" office:value-type="float" office:value="16" calcext:value-type="float">
            <text:p>16</text:p>
          </table:table-cell>
          <table:table-cell table:style-name="ce9" table:formula="of:=FLOOR(([.$B14]*[.S$1]+floorCorrection)/12)" office:value-type="float" office:value="17" calcext:value-type="float">
            <text:p>17</text:p>
          </table:table-cell>
          <table:table-cell table:style-name="ce9" table:formula="of:=FLOOR(([.$B14]*[.T$1]+floorCorrection)/12)" office:value-type="float" office:value="18" calcext:value-type="float">
            <text:p>18</text:p>
          </table:table-cell>
          <table:table-cell table:style-name="ce9" table:formula="of:=FLOOR(([.$B14]*[.U$1]+floorCorrection)/12)" office:value-type="float" office:value="19" calcext:value-type="float">
            <text:p>19</text:p>
          </table:table-cell>
          <table:table-cell table:style-name="ce9" table:formula="of:=FLOOR(([.$B14]*[.V$1]+floorCorrection)/12)" office:value-type="float" office:value="20" calcext:value-type="float">
            <text:p>20</text:p>
          </table:table-cell>
          <table:table-cell table:style-name="ce9" table:formula="of:=FLOOR(([.$B14]*[.W$1]+floorCorrection)/12)" office:value-type="float" office:value="21" calcext:value-type="float">
            <text:p>21</text:p>
          </table:table-cell>
          <table:table-cell table:style-name="ce9" table:formula="of:=FLOOR(([.$B14]*[.X$1]+floorCorrection)/12)" office:value-type="float" office:value="22" calcext:value-type="float">
            <text:p>22</text:p>
          </table:table-cell>
          <table:table-cell table:style-name="ce9" table:formula="of:=FLOOR(([.$B14]*[.Y$1]+floorCorrection)/12)" office:value-type="float" office:value="23" calcext:value-type="float">
            <text:p>23</text:p>
          </table:table-cell>
          <table:table-cell table:style-name="ce12" table:formula="of:=FLOOR(([.$B14]*[.Z$1]+floorCorrection)/12)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Default" table:number-columns-repeated="25"/>
        </table:table-row>
        <table:table-row table:style-name="ro2">
          <table:table-cell/>
          <table:table-cell table:style-name="Default" office:value-type="string" calcext:value-type="string">
            <text:p>floor correctio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3"/>
        </table:table-row>
      </table:table>
      <table:named-expressions>
        <table:named-range table:name="floorCorrection" table:base-cell-address="$Sheet1.$C$16" table:cell-range-address="$Sheet1.$C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2:54:21.227767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34:07.431970747</meta:creation-date>
    <dc:date>2018-08-08T13:06:58.520280095</dc:date>
    <meta:editing-duration>PT7M57S</meta:editing-duration>
    <meta:editing-cycles>5</meta:editing-cycles>
    <meta:generator>LibreOffice/5.1.6.2$Linux_X86_64 LibreOffice_project/10m0$Build-2</meta:generator>
    <meta:document-statistic meta:table-count="2" meta:cell-count="5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973cm" svg:height="22.439cm" xlink:href=".." xlink:type="simple" chart:class="chart:scatter" chart:style-name="ch1">
        <chart:legend chart:legend-position="end" svg:x="22.03cm" svg:y="8.163cm" style:legend-expansion="high" chart:style-name="ch2"/>
        <chart:plot-area chart:style-name="ch3" table:cell-range-address="Sheet1.B2:Sheet1.N14" svg:x="0.499cm" svg:y="0.448cm" svg:width="21.032cm" svg:height="21.543cm">
          <chartooo:coordinate-region svg:x="0.938cm" svg:y="0.649cm" svg:width="20.215cm" svg:height="20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4" chart:class="chart:scatter">
            <chart:domain table:cell-range-address="Sheet1.B2:Sheet1.B14"/>
            <chart:data-point chart:repeated="13"/>
          </chart:series>
          <chart:series chart:style-name="ch7" chart:values-cell-range-address="Sheet1.D2:Sheet1.D14" chart:class="chart:scatter">
            <chart:data-point chart:repeated="13"/>
          </chart:series>
          <chart:series chart:style-name="ch8" chart:values-cell-range-address="Sheet1.E2:Sheet1.E14" chart:class="chart:scatter">
            <chart:data-point chart:repeated="13"/>
          </chart:series>
          <chart:series chart:style-name="ch9" chart:values-cell-range-address="Sheet1.F2:Sheet1.F14" chart:class="chart:scatter">
            <chart:data-point chart:repeated="13"/>
          </chart:series>
          <chart:series chart:style-name="ch10" chart:values-cell-range-address="Sheet1.G2:Sheet1.G14" chart:class="chart:scatter">
            <chart:data-point chart:repeated="13"/>
          </chart:series>
          <chart:series chart:style-name="ch11" chart:values-cell-range-address="Sheet1.H2:Sheet1.H14" chart:class="chart:scatter">
            <chart:data-point chart:repeated="13"/>
          </chart:series>
          <chart:series chart:style-name="ch12" chart:values-cell-range-address="Sheet1.I2:Sheet1.I14" chart:class="chart:scatter">
            <chart:data-point chart:repeated="13"/>
          </chart:series>
          <chart:series chart:style-name="ch13" chart:values-cell-range-address="Sheet1.J2:Sheet1.J14" chart:class="chart:scatter">
            <chart:data-point chart:repeated="13"/>
          </chart:series>
          <chart:series chart:style-name="ch14" chart:values-cell-range-address="Sheet1.K2:Sheet1.K14" chart:class="chart:scatter">
            <chart:data-point chart:repeated="13"/>
          </chart:series>
          <chart:series chart:style-name="ch15" chart:values-cell-range-address="Sheet1.L2:Sheet1.L14" chart:class="chart:scatter">
            <chart:data-point chart:repeated="13"/>
          </chart:series>
          <chart:series chart:style-name="ch16" chart:values-cell-range-address="Sheet1.M2:Sheet1.M14" chart:class="chart:scatter">
            <chart:data-point chart:repeated="13"/>
          </chart:series>
          <chart:series chart:style-name="ch17" chart:values-cell-range-address="Sheet1.N2:Sheet1.N14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  <table:table-cell office:value-type="float" office:value="0">
                <text:p>0</text:p>
                <draw:g>
                  <svg:desc>Sheet1.F2:Sheet1.F14</svg:desc>
                </draw:g>
              </table:table-cell>
              <table:table-cell office:value-type="float" office:value="0">
                <text:p>0</text:p>
                <draw:g>
                  <svg:desc>Sheet1.G2:Sheet1.G14</svg:desc>
                </draw:g>
              </table:table-cell>
              <table:table-cell office:value-type="float" office:value="0">
                <text:p>0</text:p>
                <draw:g>
                  <svg:desc>Sheet1.H2:Sheet1.H14</svg:desc>
                </draw:g>
              </table:table-cell>
              <table:table-cell office:value-type="float" office:value="0">
                <text:p>0</text:p>
                <draw:g>
                  <svg:desc>Sheet1.I2:Sheet1.I14</svg:desc>
                </draw:g>
              </table:table-cell>
              <table:table-cell office:value-type="float" office:value="0">
                <text:p>0</text:p>
                <draw:g>
                  <svg:desc>Sheet1.J2:Sheet1.J14</svg:desc>
                </draw:g>
              </table:table-cell>
              <table:table-cell office:value-type="float" office:value="0">
                <text:p>0</text:p>
                <draw:g>
                  <svg:desc>Sheet1.K2:Sheet1.K14</svg:desc>
                </draw:g>
              </table:table-cell>
              <table:table-cell office:value-type="float" office:value="0">
                <text:p>0</text:p>
                <draw:g>
                  <svg:desc>Sheet1.L2:Sheet1.L14</svg:desc>
                </draw:g>
              </table:table-cell>
              <table:table-cell office:value-type="float" office:value="0">
                <text:p>0</text:p>
                <draw:g>
                  <svg:desc>Sheet1.M2:Sheet1.M14</svg:desc>
                </draw:g>
              </table:table-cell>
              <table:table-cell office:value-type="float" office:value="0">
                <text:p>0</text:p>
                <draw:g>
                  <svg:desc>Sheet1.N2:Sheet1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973cm" svg:height="22.439cm" xlink:href=".." xlink:type="simple" chart:class="chart:scatter" chart:style-name="ch1">
        <chart:legend chart:legend-position="end" svg:x="22.006cm" svg:y="5.157cm" style:legend-expansion="high" chart:style-name="ch2"/>
        <chart:plot-area chart:style-name="ch3" table:cell-range-address="Sheet1_2.B2:Sheet1_2.Z14" svg:x="0.499cm" svg:y="0.448cm" svg:width="21.008cm" svg:height="21.543cm">
          <chartooo:coordinate-region svg:x="1.126cm" svg:y="0.649cm" svg:width="20.191cm" svg:height="20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14" chart:class="chart:scatter">
            <chart:domain table:cell-range-address="Sheet1_2.B2:Sheet1_2.B14"/>
            <chart:data-point chart:repeated="13"/>
          </chart:series>
          <chart:series chart:style-name="ch7" chart:values-cell-range-address="Sheet1_2.D2:Sheet1_2.D14" chart:class="chart:scatter">
            <chart:data-point chart:repeated="13"/>
          </chart:series>
          <chart:series chart:style-name="ch8" chart:values-cell-range-address="Sheet1_2.E2:Sheet1_2.E14" chart:class="chart:scatter">
            <chart:data-point chart:repeated="13"/>
          </chart:series>
          <chart:series chart:style-name="ch9" chart:values-cell-range-address="Sheet1_2.F2:Sheet1_2.F14" chart:class="chart:scatter">
            <chart:data-point chart:repeated="13"/>
          </chart:series>
          <chart:series chart:style-name="ch10" chart:values-cell-range-address="Sheet1_2.G2:Sheet1_2.G14" chart:class="chart:scatter">
            <chart:data-point chart:repeated="13"/>
          </chart:series>
          <chart:series chart:style-name="ch11" chart:values-cell-range-address="Sheet1_2.H2:Sheet1_2.H14" chart:class="chart:scatter">
            <chart:data-point chart:repeated="13"/>
          </chart:series>
          <chart:series chart:style-name="ch12" chart:values-cell-range-address="Sheet1_2.I2:Sheet1_2.I14" chart:class="chart:scatter">
            <chart:data-point chart:repeated="13"/>
          </chart:series>
          <chart:series chart:style-name="ch13" chart:values-cell-range-address="Sheet1_2.J2:Sheet1_2.J14" chart:class="chart:scatter">
            <chart:data-point chart:repeated="13"/>
          </chart:series>
          <chart:series chart:style-name="ch14" chart:values-cell-range-address="Sheet1_2.K2:Sheet1_2.K14" chart:class="chart:scatter">
            <chart:data-point chart:repeated="13"/>
          </chart:series>
          <chart:series chart:style-name="ch15" chart:values-cell-range-address="Sheet1_2.L2:Sheet1_2.L14" chart:class="chart:scatter">
            <chart:data-point chart:repeated="13"/>
          </chart:series>
          <chart:series chart:style-name="ch16" chart:values-cell-range-address="Sheet1_2.M2:Sheet1_2.M14" chart:class="chart:scatter">
            <chart:data-point chart:repeated="13"/>
          </chart:series>
          <chart:series chart:style-name="ch17" chart:values-cell-range-address="Sheet1_2.N2:Sheet1_2.N14" chart:class="chart:scatter">
            <chart:data-point chart:repeated="13"/>
          </chart:series>
          <chart:series chart:style-name="ch18" chart:values-cell-range-address="Sheet1_2.O2:Sheet1_2.O14" chart:class="chart:scatter">
            <chart:data-point chart:repeated="13"/>
          </chart:series>
          <chart:series chart:style-name="ch19" chart:values-cell-range-address="Sheet1_2.P2:Sheet1_2.P14" chart:class="chart:scatter">
            <chart:data-point chart:repeated="13"/>
          </chart:series>
          <chart:series chart:style-name="ch20" chart:values-cell-range-address="Sheet1_2.Q2:Sheet1_2.Q14" chart:class="chart:scatter">
            <chart:data-point chart:repeated="13"/>
          </chart:series>
          <chart:series chart:style-name="ch9" chart:values-cell-range-address="Sheet1_2.R2:Sheet1_2.R14" chart:class="chart:scatter">
            <chart:data-point chart:repeated="13"/>
          </chart:series>
          <chart:series chart:style-name="ch10" chart:values-cell-range-address="Sheet1_2.S2:Sheet1_2.S14" chart:class="chart:scatter">
            <chart:data-point chart:repeated="13"/>
          </chart:series>
          <chart:series chart:style-name="ch11" chart:values-cell-range-address="Sheet1_2.T2:Sheet1_2.T14" chart:class="chart:scatter">
            <chart:data-point chart:repeated="13"/>
          </chart:series>
          <chart:series chart:style-name="ch12" chart:values-cell-range-address="Sheet1_2.U2:Sheet1_2.U14" chart:class="chart:scatter">
            <chart:data-point chart:repeated="13"/>
          </chart:series>
          <chart:series chart:style-name="ch13" chart:values-cell-range-address="Sheet1_2.V2:Sheet1_2.V14" chart:class="chart:scatter">
            <chart:data-point chart:repeated="13"/>
          </chart:series>
          <chart:series chart:style-name="ch14" chart:values-cell-range-address="Sheet1_2.W2:Sheet1_2.W14" chart:class="chart:scatter">
            <chart:data-point chart:repeated="13"/>
          </chart:series>
          <chart:series chart:style-name="ch15" chart:values-cell-range-address="Sheet1_2.X2:Sheet1_2.X14" chart:class="chart:scatter">
            <chart:data-point chart:repeated="13"/>
          </chart:series>
          <chart:series chart:style-name="ch16" chart:values-cell-range-address="Sheet1_2.Y2:Sheet1_2.Y14" chart:class="chart:scatter">
            <chart:data-point chart:repeated="13"/>
          </chart:series>
          <chart:series chart:style-name="ch17" chart:values-cell-range-address="Sheet1_2.Z2:Sheet1_2.Z14" chart:class="chart:scatter">
            <chart:data-point chart:repeated="1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B2:Sheet1_2.B14</svg:desc>
                </draw:g>
              </table:table-cell>
              <table:table-cell office:value-type="float" office:value="0">
                <text:p>0</text:p>
                <draw:g>
                  <svg:desc>Sheet1_2.C2:Sheet1_2.C14</svg:desc>
                </draw:g>
              </table:table-cell>
              <table:table-cell office:value-type="float" office:value="0">
                <text:p>0</text:p>
                <draw:g>
                  <svg:desc>Sheet1_2.D2:Sheet1_2.D14</svg:desc>
                </draw:g>
              </table:table-cell>
              <table:table-cell office:value-type="float" office:value="0">
                <text:p>0</text:p>
                <draw:g>
                  <svg:desc>Sheet1_2.E2:Sheet1_2.E14</svg:desc>
                </draw:g>
              </table:table-cell>
              <table:table-cell office:value-type="float" office:value="0">
                <text:p>0</text:p>
                <draw:g>
                  <svg:desc>Sheet1_2.F2:Sheet1_2.F14</svg:desc>
                </draw:g>
              </table:table-cell>
              <table:table-cell office:value-type="float" office:value="0">
                <text:p>0</text:p>
                <draw:g>
                  <svg:desc>Sheet1_2.G2:Sheet1_2.G14</svg:desc>
                </draw:g>
              </table:table-cell>
              <table:table-cell office:value-type="float" office:value="0">
                <text:p>0</text:p>
                <draw:g>
                  <svg:desc>Sheet1_2.H2:Sheet1_2.H14</svg:desc>
                </draw:g>
              </table:table-cell>
              <table:table-cell office:value-type="float" office:value="0">
                <text:p>0</text:p>
                <draw:g>
                  <svg:desc>Sheet1_2.I2:Sheet1_2.I14</svg:desc>
                </draw:g>
              </table:table-cell>
              <table:table-cell office:value-type="float" office:value="0">
                <text:p>0</text:p>
                <draw:g>
                  <svg:desc>Sheet1_2.J2:Sheet1_2.J14</svg:desc>
                </draw:g>
              </table:table-cell>
              <table:table-cell office:value-type="float" office:value="0">
                <text:p>0</text:p>
                <draw:g>
                  <svg:desc>Sheet1_2.K2:Sheet1_2.K14</svg:desc>
                </draw:g>
              </table:table-cell>
              <table:table-cell office:value-type="float" office:value="0">
                <text:p>0</text:p>
                <draw:g>
                  <svg:desc>Sheet1_2.L2:Sheet1_2.L14</svg:desc>
                </draw:g>
              </table:table-cell>
              <table:table-cell office:value-type="float" office:value="0">
                <text:p>0</text:p>
                <draw:g>
                  <svg:desc>Sheet1_2.M2:Sheet1_2.M14</svg:desc>
                </draw:g>
              </table:table-cell>
              <table:table-cell office:value-type="float" office:value="0">
                <text:p>0</text:p>
                <draw:g>
                  <svg:desc>Sheet1_2.N2:Sheet1_2.N14</svg:desc>
                </draw:g>
              </table:table-cell>
              <table:table-cell office:value-type="float" office:value="0">
                <text:p>0</text:p>
                <draw:g>
                  <svg:desc>Sheet1_2.O2:Sheet1_2.O14</svg:desc>
                </draw:g>
              </table:table-cell>
              <table:table-cell office:value-type="float" office:value="0">
                <text:p>0</text:p>
                <draw:g>
                  <svg:desc>Sheet1_2.P2:Sheet1_2.P14</svg:desc>
                </draw:g>
              </table:table-cell>
              <table:table-cell office:value-type="float" office:value="0">
                <text:p>0</text:p>
                <draw:g>
                  <svg:desc>Sheet1_2.Q2:Sheet1_2.Q14</svg:desc>
                </draw:g>
              </table:table-cell>
              <table:table-cell office:value-type="float" office:value="0">
                <text:p>0</text:p>
                <draw:g>
                  <svg:desc>Sheet1_2.R2:Sheet1_2.R14</svg:desc>
                </draw:g>
              </table:table-cell>
              <table:table-cell office:value-type="float" office:value="0">
                <text:p>0</text:p>
                <draw:g>
                  <svg:desc>Sheet1_2.S2:Sheet1_2.S14</svg:desc>
                </draw:g>
              </table:table-cell>
              <table:table-cell office:value-type="float" office:value="0">
                <text:p>0</text:p>
                <draw:g>
                  <svg:desc>Sheet1_2.T2:Sheet1_2.T14</svg:desc>
                </draw:g>
              </table:table-cell>
              <table:table-cell office:value-type="float" office:value="0">
                <text:p>0</text:p>
                <draw:g>
                  <svg:desc>Sheet1_2.U2:Sheet1_2.U14</svg:desc>
                </draw:g>
              </table:table-cell>
              <table:table-cell office:value-type="float" office:value="0">
                <text:p>0</text:p>
                <draw:g>
                  <svg:desc>Sheet1_2.V2:Sheet1_2.V14</svg:desc>
                </draw:g>
              </table:table-cell>
              <table:table-cell office:value-type="float" office:value="0">
                <text:p>0</text:p>
                <draw:g>
                  <svg:desc>Sheet1_2.W2:Sheet1_2.W14</svg:desc>
                </draw:g>
              </table:table-cell>
              <table:table-cell office:value-type="float" office:value="0">
                <text:p>0</text:p>
                <draw:g>
                  <svg:desc>Sheet1_2.X2:Sheet1_2.X14</svg:desc>
                </draw:g>
              </table:table-cell>
              <table:table-cell office:value-type="float" office:value="0">
                <text:p>0</text:p>
                <draw:g>
                  <svg:desc>Sheet1_2.Y2:Sheet1_2.Y14</svg:desc>
                </draw:g>
              </table:table-cell>
              <table:table-cell office:value-type="float" office:value="0">
                <text:p>0</text:p>
                <draw:g>
                  <svg:desc>Sheet1_2.Z2:Sheet1_2.Z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